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style style:name="P1" style:parent-style-name="內文" style:master-page-name="MP0" style:family="paragraph">
      <style:paragraph-properties fo:text-align="start" fo:margin-top="0.0729in" fo:margin-bottom="0.2187in" fo:line-height="0.2916in" style:page-number="1"/>
      <style:text-properties style:font-name-asian="華康中黑體" fo:font-size="14pt" style:font-size-asian="14pt"/>
    </style:style>
    <style:style style:name="S1" style:family="section">
      <style:section-properties fo:margin-left="0in" fo:margin-right="0in" style:writing-mode="lr-tb"/>
    </style:style>
    <style:style style:name="P5" style:parent-style-name="主席多位主席" style:family="paragraph">
      <style:paragraph-properties fo:margin-left="0.7326in" fo:text-indent="-0.7326in">
        <style:tab-stops/>
      </style:paragraph-properties>
    </style:style>
    <style:style style:name="T6" style:parent-style-name="預設段落字型" style:family="text">
      <style:text-properties style:font-name-asian="華康中黑體"/>
    </style:style>
    <style:style style:name="T7" style:parent-style-name="預設段落字型" style:family="text">
      <style:text-properties style:font-name-asian="華康中黑體"/>
    </style:style>
    <style:style style:name="P8" style:parent-style-name="主席多位主席" style:family="paragraph">
      <style:paragraph-properties fo:margin-left="0.7326in" fo:text-indent="-0.7326in">
        <style:tab-stops/>
      </style:paragraph-properties>
    </style:style>
    <style:style style:name="T9" style:parent-style-name="預設段落字型" style:family="text">
      <style:text-properties style:font-name-asian="華康中黑體"/>
    </style:style>
    <style:style style:name="P10" style:parent-style-name="主席多位主席" style:family="paragraph">
      <style:paragraph-properties fo:margin-left="0.7326in" fo:text-indent="-0.7326in">
        <style:tab-stops/>
      </style:paragraph-properties>
    </style:style>
    <style:style style:name="T11" style:parent-style-name="預設段落字型" style:family="text">
      <style:text-properties style:font-name-asian="華康中黑體"/>
    </style:style>
    <style:style style:name="P12" style:parent-style-name="內文" style:family="paragraph">
      <style:paragraph-properties fo:margin-left="0.1465in" fo:text-indent="-0.1465in">
        <style:tab-stops/>
      </style:paragraph-properties>
    </style:style>
    <style:style style:name="T13" style:parent-style-name="預設段落字型" style:family="text">
      <style:text-properties style:font-name-asian="華康中黑體"/>
    </style:style>
    <style:style style:name="P14" style:parent-style-name="內文" style:family="paragraph">
      <style:paragraph-properties fo:margin-left="0.1465in" fo:text-indent="0.1465in">
        <style:tab-stops/>
      </style:paragraph-properties>
    </style:style>
    <style:style style:name="P15" style:parent-style-name="內文" style:family="paragraph">
      <style:paragraph-properties fo:margin-left="0.1465in" fo:text-indent="-0.1465in">
        <style:tab-stops/>
      </style:paragraph-properties>
    </style:style>
    <style:style style:name="T16" style:parent-style-name="預設段落字型" style:family="text">
      <style:text-properties style:font-name-asian="華康中黑體"/>
    </style:style>
    <style:style style:name="P17" style:parent-style-name="內文" style:family="paragraph">
      <style:paragraph-properties fo:margin-left="0.1465in" fo:text-indent="-0.1465in">
        <style:tab-stops/>
      </style:paragraph-properties>
    </style:style>
    <style:style style:name="T18" style:parent-style-name="預設段落字型" style:family="text">
      <style:text-properties style:font-name-asian="華康中黑體"/>
    </style:style>
    <style:style style:name="P19" style:parent-style-name="內文" style:family="paragraph">
      <style:paragraph-properties fo:margin-left="0.1465in" fo:text-indent="-0.1465in">
        <style:tab-stops/>
      </style:paragraph-properties>
    </style:style>
    <style:style style:name="T20" style:parent-style-name="預設段落字型" style:family="text">
      <style:text-properties style:font-name-asian="華康中黑體"/>
    </style:style>
    <style:style style:name="P21" style:parent-style-name="內文" style:family="paragraph">
      <style:paragraph-properties fo:margin-left="0.1465in" fo:text-indent="-0.1465in">
        <style:tab-stops/>
      </style:paragraph-properties>
    </style:style>
    <style:style style:name="T22" style:parent-style-name="預設段落字型" style:family="text">
      <style:text-properties style:font-name-asian="華康中黑體"/>
    </style:style>
    <style:style style:name="P23" style:parent-style-name="內文" style:family="paragraph">
      <style:paragraph-properties fo:margin-left="0.1465in" fo:text-indent="-0.1465in">
        <style:tab-stops/>
      </style:paragraph-properties>
    </style:style>
    <style:style style:name="T24" style:parent-style-name="預設段落字型" style:family="text">
      <style:text-properties style:font-name-asian="華康中黑體"/>
    </style:style>
    <style:style style:name="P25" style:parent-style-name="內文" style:family="paragraph">
      <style:paragraph-properties fo:margin-left="0.1465in" fo:text-indent="-0.1465in">
        <style:tab-stops/>
      </style:paragraph-properties>
    </style:style>
    <style:style style:name="T26" style:parent-style-name="預設段落字型" style:family="text">
      <style:text-properties style:font-name-asian="華康中黑體"/>
    </style:style>
    <style:style style:name="P27" style:parent-style-name="內文" style:family="paragraph">
      <style:paragraph-properties fo:margin-left="0.1465in" fo:text-indent="-0.1465in">
        <style:tab-stops/>
      </style:paragraph-properties>
    </style:style>
    <style:style style:name="T28" style:parent-style-name="預設段落字型" style:family="text">
      <style:text-properties style:font-name-asian="華康中黑體"/>
    </style:style>
    <style:style style:name="P29" style:parent-style-name="內文" style:family="paragraph">
      <style:paragraph-properties fo:margin-left="0.1465in" fo:text-indent="0.1465in">
        <style:tab-stops/>
      </style:paragraph-properties>
    </style:style>
    <style:style style:name="P30" style:parent-style-name="內文" style:family="paragraph">
      <style:paragraph-properties fo:margin-left="0.1465in" fo:text-indent="0.1465in">
        <style:tab-stops/>
      </style:paragraph-properties>
    </style:style>
    <style:style style:name="P31" style:parent-style-name="內文" style:family="paragraph">
      <style:paragraph-properties fo:margin-left="0.1465in" fo:text-indent="0.1465in">
        <style:tab-stops/>
      </style:paragraph-properties>
    </style:style>
    <style:style style:name="P32" style:parent-style-name="內文" style:family="paragraph">
      <style:paragraph-properties fo:margin-left="0.1465in" fo:text-indent="-0.1465in">
        <style:tab-stops/>
      </style:paragraph-properties>
    </style:style>
    <style:style style:name="T33" style:parent-style-name="預設段落字型" style:family="text">
      <style:text-properties style:font-name-asian="華康中黑體"/>
    </style:style>
    <style:style style:name="P34" style:parent-style-name="內文" style:family="paragraph">
      <style:paragraph-properties fo:margin-left="0.1465in" fo:text-indent="-0.1465in">
        <style:tab-stops/>
      </style:paragraph-properties>
    </style:style>
    <style:style style:name="T35" style:parent-style-name="預設段落字型" style:family="text">
      <style:text-properties style:font-name-asian="華康中黑體"/>
    </style:style>
    <style:style style:name="P36" style:parent-style-name="內文" style:family="paragraph">
      <style:paragraph-properties fo:margin-left="0.1465in" fo:text-indent="0.1465in">
        <style:tab-stops/>
      </style:paragraph-properties>
    </style:style>
    <style:style style:name="P37" style:parent-style-name="內文" style:family="paragraph">
      <style:paragraph-properties fo:margin-left="0.1465in" fo:text-indent="0.1465in">
        <style:tab-stops/>
      </style:paragraph-properties>
    </style:style>
    <style:style style:name="P38" style:parent-style-name="內文" style:family="paragraph">
      <style:paragraph-properties fo:margin-left="0.1465in" fo:text-indent="0.1465in">
        <style:tab-stops/>
      </style:paragraph-properties>
    </style:style>
    <style:style style:name="P39" style:parent-style-name="內文" style:family="paragraph">
      <style:paragraph-properties fo:margin-left="0.1465in" fo:text-indent="0.1465in">
        <style:tab-stops/>
      </style:paragraph-properties>
    </style:style>
    <style:style style:name="P40" style:parent-style-name="內文" style:family="paragraph">
      <style:paragraph-properties fo:margin-left="0.1465in" fo:text-indent="0.1465in">
        <style:tab-stops/>
      </style:paragraph-properties>
    </style:style>
    <style:style style:name="P41" style:parent-style-name="內文" style:family="paragraph">
      <style:paragraph-properties fo:margin-left="0.1465in" fo:text-indent="-0.1465in">
        <style:tab-stops/>
      </style:paragraph-properties>
    </style:style>
    <style:style style:name="T42" style:parent-style-name="預設段落字型" style:family="text">
      <style:text-properties style:font-name-asian="華康中黑體"/>
    </style:style>
    <style:style style:name="P43" style:parent-style-name="內文" style:family="paragraph">
      <style:paragraph-properties fo:margin-left="0.1465in" fo:text-indent="0.1465in">
        <style:tab-stops/>
      </style:paragraph-properties>
    </style:style>
    <style:style style:name="P44" style:parent-style-name="內文" style:family="paragraph">
      <style:paragraph-properties fo:margin-left="0.1465in" fo:text-indent="-0.1465in">
        <style:tab-stops/>
      </style:paragraph-properties>
    </style:style>
    <style:style style:name="T45" style:parent-style-name="預設段落字型" style:family="text">
      <style:text-properties style:font-name-asian="華康中黑體"/>
    </style:style>
    <style:style style:name="P46" style:parent-style-name="內文" style:family="paragraph">
      <style:paragraph-properties fo:margin-left="0.1465in" fo:text-indent="0.1465in">
        <style:tab-stops/>
      </style:paragraph-properties>
    </style:style>
    <style:style style:name="P47" style:parent-style-name="內文" style:family="paragraph">
      <style:paragraph-properties fo:margin-left="0.1465in" fo:text-indent="-0.1465in">
        <style:tab-stops/>
      </style:paragraph-properties>
    </style:style>
    <style:style style:name="T48" style:parent-style-name="預設段落字型" style:family="text">
      <style:text-properties style:font-name-asian="華康中黑體"/>
    </style:style>
    <style:style style:name="P49" style:parent-style-name="內文" style:family="paragraph">
      <style:paragraph-properties fo:margin-left="0.1465in" fo:text-indent="-0.1465in">
        <style:tab-stops/>
      </style:paragraph-properties>
    </style:style>
    <style:style style:name="T50" style:parent-style-name="預設段落字型" style:family="text">
      <style:text-properties style:font-name-asian="華康中黑體"/>
    </style:style>
    <style:style style:name="P51" style:parent-style-name="內文" style:family="paragraph">
      <style:paragraph-properties fo:margin-left="0.1465in" fo:text-indent="0.1465in">
        <style:tab-stops/>
      </style:paragraph-properties>
    </style:style>
    <style:style style:name="P52" style:parent-style-name="內文" style:family="paragraph">
      <style:paragraph-properties fo:margin-left="0.1465in" fo:text-indent="0.1465in">
        <style:tab-stops/>
      </style:paragraph-properties>
    </style:style>
    <style:style style:name="P53" style:parent-style-name="內文" style:family="paragraph">
      <style:paragraph-properties fo:margin-left="0.1465in" fo:text-indent="0.1465in">
        <style:tab-stops/>
      </style:paragraph-properties>
    </style:style>
    <style:style style:name="P54" style:parent-style-name="內文" style:family="paragraph">
      <style:paragraph-properties fo:margin-left="0.1465in" fo:text-indent="0.1465in">
        <style:tab-stops/>
      </style:paragraph-properties>
    </style:style>
    <style:style style:name="P55" style:parent-style-name="內文" style:family="paragraph">
      <style:paragraph-properties fo:margin-left="0.1465in" fo:text-indent="0.1465in">
        <style:tab-stops/>
      </style:paragraph-properties>
    </style:style>
    <style:style style:name="P56" style:parent-style-name="內文" style:family="paragraph">
      <style:paragraph-properties fo:margin-left="0.1465in" fo:text-indent="0.1465in">
        <style:tab-stops/>
      </style:paragraph-properties>
    </style:style>
    <style:style style:name="P57" style:parent-style-name="內文" style:family="paragraph">
      <style:paragraph-properties fo:margin-left="0.1465in" fo:text-indent="-0.1465in">
        <style:tab-stops/>
      </style:paragraph-properties>
    </style:style>
    <style:style style:name="T58" style:parent-style-name="預設段落字型" style:family="text">
      <style:text-properties style:font-name-asian="華康中黑體"/>
    </style:style>
    <style:style style:name="P59" style:parent-style-name="內文" style:family="paragraph">
      <style:paragraph-properties fo:margin-left="0.1465in" fo:text-indent="-0.1465in">
        <style:tab-stops/>
      </style:paragraph-properties>
    </style:style>
    <style:style style:name="T60" style:parent-style-name="預設段落字型" style:family="text">
      <style:text-properties style:font-name-asian="華康中黑體"/>
    </style:style>
    <style:style style:name="P61" style:parent-style-name="內文" style:family="paragraph">
      <style:paragraph-properties fo:margin-left="0.1465in" fo:text-indent="-0.1465in">
        <style:tab-stops/>
      </style:paragraph-properties>
    </style:style>
    <style:style style:name="T62" style:parent-style-name="預設段落字型" style:family="text">
      <style:text-properties style:font-name-asian="華康中黑體"/>
    </style:style>
    <style:style style:name="P63" style:parent-style-name="內文" style:family="paragraph">
      <style:paragraph-properties fo:margin-left="0.1465in" fo:text-indent="-0.1465in">
        <style:tab-stops/>
      </style:paragraph-properties>
    </style:style>
    <style:style style:name="T64" style:parent-style-name="預設段落字型" style:family="text">
      <style:text-properties style:font-name-asian="華康中黑體"/>
    </style:style>
    <style:style style:name="P65" style:parent-style-name="內文" style:family="paragraph">
      <style:paragraph-properties fo:margin-left="0.1465in" fo:text-indent="-0.1465in">
        <style:tab-stops/>
      </style:paragraph-properties>
    </style:style>
    <style:style style:name="T66" style:parent-style-name="預設段落字型" style:family="text">
      <style:text-properties style:font-name-asian="華康中黑體"/>
    </style:style>
    <style:style style:name="P67" style:parent-style-name="內文" style:family="paragraph">
      <style:paragraph-properties fo:margin-left="0.1465in" fo:text-indent="-0.1465in">
        <style:tab-stops/>
      </style:paragraph-properties>
    </style:style>
    <style:style style:name="T68" style:parent-style-name="預設段落字型" style:family="text">
      <style:text-properties style:font-name-asian="華康中黑體"/>
    </style:style>
    <style:style style:name="P69" style:parent-style-name="內文" style:family="paragraph">
      <style:paragraph-properties fo:margin-left="0.1465in" fo:text-indent="-0.1465in">
        <style:tab-stops/>
      </style:paragraph-properties>
    </style:style>
    <style:style style:name="T70" style:parent-style-name="預設段落字型" style:family="text">
      <style:text-properties style:font-name-asian="華康中黑體"/>
    </style:style>
    <style:style style:name="P71" style:parent-style-name="內文" style:family="paragraph">
      <style:paragraph-properties fo:margin-left="0.1465in" fo:text-indent="-0.1465in">
        <style:tab-stops/>
      </style:paragraph-properties>
    </style:style>
    <style:style style:name="T72" style:parent-style-name="預設段落字型" style:family="text">
      <style:text-properties style:font-name-asian="華康中黑體"/>
    </style:style>
    <style:style style:name="P73" style:parent-style-name="內文" style:family="paragraph">
      <style:paragraph-properties fo:margin-left="0.1465in" fo:text-indent="-0.1465in">
        <style:tab-stops/>
      </style:paragraph-properties>
    </style:style>
    <style:style style:name="T74" style:parent-style-name="預設段落字型" style:family="text">
      <style:text-properties style:font-name-asian="華康中黑體"/>
    </style:style>
    <style:style style:name="P75" style:parent-style-name="內文" style:family="paragraph">
      <style:paragraph-properties fo:margin-left="0.1465in" fo:text-indent="-0.1465in">
        <style:tab-stops/>
      </style:paragraph-properties>
    </style:style>
    <style:style style:name="T76" style:parent-style-name="預設段落字型" style:family="text">
      <style:text-properties style:font-name-asian="華康中黑體"/>
    </style:style>
    <style:style style:name="P77" style:parent-style-name="內文" style:family="paragraph">
      <style:paragraph-properties fo:margin-left="0.1465in" fo:text-indent="-0.1465in">
        <style:tab-stops/>
      </style:paragraph-properties>
    </style:style>
    <style:style style:name="T78" style:parent-style-name="預設段落字型" style:family="text">
      <style:text-properties style:font-name-asian="華康中黑體"/>
    </style:style>
    <style:style style:name="P79" style:parent-style-name="內文" style:family="paragraph">
      <style:paragraph-properties fo:margin-left="0.1465in" fo:text-indent="-0.1465in">
        <style:tab-stops/>
      </style:paragraph-properties>
    </style:style>
    <style:style style:name="T80" style:parent-style-name="預設段落字型" style:family="text">
      <style:text-properties style:font-name-asian="華康中黑體"/>
    </style:style>
    <style:style style:name="P81" style:parent-style-name="內文" style:family="paragraph">
      <style:paragraph-properties fo:margin-left="0.1465in" fo:text-indent="-0.1465in">
        <style:tab-stops/>
      </style:paragraph-properties>
    </style:style>
    <style:style style:name="T82" style:parent-style-name="預設段落字型" style:family="text">
      <style:text-properties style:font-name-asian="華康中黑體"/>
    </style:style>
    <style:style style:name="P83" style:parent-style-name="內文" style:family="paragraph">
      <style:paragraph-properties fo:margin-left="0.1465in" fo:text-indent="-0.1465in">
        <style:tab-stops/>
      </style:paragraph-properties>
    </style:style>
    <style:style style:name="T84" style:parent-style-name="預設段落字型" style:family="text">
      <style:text-properties style:font-name-asian="華康中黑體"/>
    </style:style>
    <style:style style:name="P85" style:parent-style-name="內文" style:family="paragraph">
      <style:paragraph-properties fo:margin-left="0.1465in" fo:text-indent="-0.1465in">
        <style:tab-stops/>
      </style:paragraph-properties>
    </style:style>
    <style:style style:name="T86" style:parent-style-name="預設段落字型" style:family="text">
      <style:text-properties style:font-name-asian="華康中黑體"/>
    </style:style>
    <style:style style:name="P87" style:parent-style-name="內文" style:family="paragraph">
      <style:paragraph-properties fo:margin-left="0.1465in" fo:text-indent="-0.1465in">
        <style:tab-stops/>
      </style:paragraph-properties>
    </style:style>
    <style:style style:name="T88" style:parent-style-name="預設段落字型" style:family="text">
      <style:text-properties style:font-name-asian="華康中黑體"/>
    </style:style>
    <style:style style:name="P89" style:parent-style-name="內文" style:family="paragraph">
      <style:paragraph-properties fo:margin-left="0.1465in" fo:text-indent="-0.1465in">
        <style:tab-stops/>
      </style:paragraph-properties>
    </style:style>
    <style:style style:name="T90" style:parent-style-name="預設段落字型" style:family="text">
      <style:text-properties style:font-name-asian="華康中黑體"/>
    </style:style>
    <style:style style:name="P91" style:parent-style-name="內文" style:family="paragraph">
      <style:paragraph-properties fo:margin-left="0.1465in" fo:text-indent="-0.1465in">
        <style:tab-stops/>
      </style:paragraph-properties>
    </style:style>
    <style:style style:name="T92" style:parent-style-name="預設段落字型" style:family="text">
      <style:text-properties style:font-name-asian="華康中黑體"/>
    </style:style>
    <style:style style:name="P93" style:parent-style-name="內文" style:family="paragraph">
      <style:paragraph-properties fo:margin-left="0.1465in" fo:text-indent="-0.1465in">
        <style:tab-stops/>
      </style:paragraph-properties>
    </style:style>
    <style:style style:name="T94" style:parent-style-name="預設段落字型" style:family="text">
      <style:text-properties style:font-name-asian="華康中黑體"/>
    </style:style>
    <style:style style:name="P95" style:parent-style-name="內文" style:family="paragraph">
      <style:paragraph-properties fo:margin-left="0.1465in" fo:text-indent="-0.1465in">
        <style:tab-stops/>
      </style:paragraph-properties>
    </style:style>
    <style:style style:name="T96" style:parent-style-name="預設段落字型" style:family="text">
      <style:text-properties style:font-name-asian="華康中黑體"/>
    </style:style>
    <style:style style:name="P97" style:parent-style-name="內文" style:family="paragraph">
      <style:paragraph-properties fo:margin-left="0.1465in" fo:text-indent="-0.1465in">
        <style:tab-stops/>
      </style:paragraph-properties>
    </style:style>
    <style:style style:name="T98" style:parent-style-name="預設段落字型" style:family="text">
      <style:text-properties style:font-name-asian="華康中黑體"/>
    </style:style>
    <style:style style:name="P99" style:parent-style-name="內文" style:family="paragraph">
      <style:paragraph-properties fo:margin-left="0.1465in" fo:text-indent="-0.1465in">
        <style:tab-stops/>
      </style:paragraph-properties>
    </style:style>
    <style:style style:name="T100" style:parent-style-name="預設段落字型" style:family="text">
      <style:text-properties style:font-name-asian="華康中黑體"/>
    </style:style>
    <style:style style:name="P101" style:parent-style-name="內文" style:family="paragraph">
      <style:paragraph-properties fo:margin-left="0.1465in" fo:text-indent="-0.1465in">
        <style:tab-stops/>
      </style:paragraph-properties>
    </style:style>
    <style:style style:name="T102" style:parent-style-name="預設段落字型" style:family="text">
      <style:text-properties style:font-name-asian="華康中黑體"/>
    </style:style>
    <style:style style:name="P103" style:parent-style-name="內文" style:family="paragraph">
      <style:paragraph-properties fo:margin-left="0.1465in" fo:text-indent="-0.1465in">
        <style:tab-stops/>
      </style:paragraph-properties>
    </style:style>
    <style:style style:name="T104" style:parent-style-name="預設段落字型" style:family="text">
      <style:text-properties style:font-name-asian="華康中黑體"/>
    </style:style>
    <style:style style:name="P105" style:parent-style-name="內文" style:family="paragraph">
      <style:paragraph-properties fo:margin-left="0.1465in" fo:text-indent="-0.1465in">
        <style:tab-stops/>
      </style:paragraph-properties>
    </style:style>
    <style:style style:name="T106" style:parent-style-name="預設段落字型" style:family="text">
      <style:text-properties style:font-name-asian="華康中黑體"/>
    </style:style>
    <style:style style:name="P107" style:parent-style-name="內文" style:family="paragraph">
      <style:paragraph-properties fo:margin-left="0.1465in" fo:text-indent="-0.1465in">
        <style:tab-stops/>
      </style:paragraph-properties>
    </style:style>
    <style:style style:name="T108" style:parent-style-name="預設段落字型" style:family="text">
      <style:text-properties style:font-name-asian="華康中黑體"/>
    </style:style>
    <style:style style:name="P109" style:parent-style-name="內文" style:family="paragraph">
      <style:paragraph-properties fo:margin-left="0.1465in" fo:text-indent="-0.1465in">
        <style:tab-stops/>
      </style:paragraph-properties>
    </style:style>
    <style:style style:name="T110" style:parent-style-name="預設段落字型" style:family="text">
      <style:text-properties style:font-name-asian="華康中黑體"/>
    </style:style>
    <style:style style:name="P111" style:parent-style-name="內文" style:family="paragraph">
      <style:paragraph-properties fo:margin-left="0.1465in" fo:text-indent="-0.1465in">
        <style:tab-stops/>
      </style:paragraph-properties>
    </style:style>
    <style:style style:name="T112" style:parent-style-name="預設段落字型" style:family="text">
      <style:text-properties style:font-name-asian="華康中黑體"/>
    </style:style>
    <style:style style:name="P113" style:parent-style-name="內文" style:family="paragraph">
      <style:paragraph-properties fo:margin-left="0.1465in" fo:text-indent="-0.1465in">
        <style:tab-stops/>
      </style:paragraph-properties>
    </style:style>
    <style:style style:name="T114" style:parent-style-name="預設段落字型" style:family="text">
      <style:text-properties style:font-name-asian="華康中黑體"/>
    </style:style>
    <style:style style:name="P115" style:parent-style-name="內文" style:family="paragraph">
      <style:paragraph-properties fo:margin-left="0.1465in" fo:text-indent="-0.1465in">
        <style:tab-stops/>
      </style:paragraph-properties>
    </style:style>
    <style:style style:name="T116" style:parent-style-name="預設段落字型" style:family="text">
      <style:text-properties style:font-name-asian="華康中黑體"/>
    </style:style>
    <style:style style:name="P117" style:parent-style-name="內文" style:family="paragraph">
      <style:paragraph-properties fo:margin-left="0.1465in" fo:text-indent="-0.1465in">
        <style:tab-stops/>
      </style:paragraph-properties>
    </style:style>
    <style:style style:name="T118" style:parent-style-name="預設段落字型" style:family="text">
      <style:text-properties style:font-name-asian="華康中黑體"/>
    </style:style>
    <style:style style:name="P119" style:parent-style-name="內文" style:family="paragraph">
      <style:paragraph-properties fo:margin-left="0.1465in" fo:text-indent="-0.1465in">
        <style:tab-stops/>
      </style:paragraph-properties>
    </style:style>
    <style:style style:name="T120" style:parent-style-name="預設段落字型" style:family="text">
      <style:text-properties style:font-name-asian="華康中黑體"/>
    </style:style>
    <style:style style:name="P121" style:parent-style-name="內文" style:family="paragraph">
      <style:paragraph-properties fo:margin-left="0.1465in" fo:text-indent="-0.1465in">
        <style:tab-stops/>
      </style:paragraph-properties>
    </style:style>
    <style:style style:name="T122" style:parent-style-name="預設段落字型" style:family="text">
      <style:text-properties style:font-name-asian="華康中黑體"/>
    </style:style>
    <style:style style:name="P123" style:parent-style-name="內文" style:family="paragraph">
      <style:paragraph-properties fo:margin-left="0.1465in" fo:text-indent="-0.1465in">
        <style:tab-stops/>
      </style:paragraph-properties>
    </style:style>
    <style:style style:name="T124" style:parent-style-name="預設段落字型" style:family="text">
      <style:text-properties style:font-name-asian="華康中黑體"/>
    </style:style>
    <style:style style:name="P125" style:parent-style-name="內文" style:family="paragraph">
      <style:paragraph-properties fo:margin-left="0.1465in" fo:text-indent="-0.1465in">
        <style:tab-stops/>
      </style:paragraph-properties>
    </style:style>
    <style:style style:name="T126" style:parent-style-name="預設段落字型" style:family="text">
      <style:text-properties style:font-name-asian="華康中黑體"/>
    </style:style>
    <style:style style:name="P127" style:parent-style-name="內文" style:family="paragraph">
      <style:paragraph-properties fo:margin-left="0.1465in" fo:text-indent="-0.1465in">
        <style:tab-stops/>
      </style:paragraph-properties>
    </style:style>
    <style:style style:name="T128" style:parent-style-name="預設段落字型" style:family="text">
      <style:text-properties style:font-name-asian="華康中黑體"/>
    </style:style>
    <style:style style:name="P129" style:parent-style-name="內文" style:family="paragraph">
      <style:paragraph-properties fo:margin-left="0.1465in" fo:text-indent="-0.1465in">
        <style:tab-stops/>
      </style:paragraph-properties>
    </style:style>
    <style:style style:name="T130" style:parent-style-name="預設段落字型" style:family="text">
      <style:text-properties style:font-name-asian="華康中黑體"/>
    </style:style>
    <style:style style:name="P131" style:parent-style-name="內文" style:family="paragraph">
      <style:paragraph-properties fo:margin-left="0.1465in" fo:text-indent="-0.1465in">
        <style:tab-stops/>
      </style:paragraph-properties>
    </style:style>
    <style:style style:name="T132" style:parent-style-name="預設段落字型" style:family="text">
      <style:text-properties style:font-name-asian="華康中黑體"/>
    </style:style>
    <style:style style:name="P133" style:parent-style-name="內文" style:family="paragraph">
      <style:paragraph-properties fo:margin-left="0.1465in" fo:text-indent="-0.1465in">
        <style:tab-stops/>
      </style:paragraph-properties>
    </style:style>
    <style:style style:name="T134" style:parent-style-name="預設段落字型" style:family="text">
      <style:text-properties style:font-name-asian="華康中黑體"/>
    </style:style>
    <style:style style:name="P135" style:parent-style-name="內文" style:family="paragraph">
      <style:paragraph-properties fo:margin-left="0.1465in" fo:text-indent="-0.1465in">
        <style:tab-stops/>
      </style:paragraph-properties>
    </style:style>
    <style:style style:name="T136" style:parent-style-name="預設段落字型" style:family="text">
      <style:text-properties style:font-name-asian="華康中黑體"/>
    </style:style>
    <style:style style:name="P137" style:parent-style-name="內文" style:family="paragraph">
      <style:paragraph-properties fo:margin-left="0.1465in" fo:text-indent="-0.1465in">
        <style:tab-stops/>
      </style:paragraph-properties>
    </style:style>
    <style:style style:name="T138" style:parent-style-name="預設段落字型" style:family="text">
      <style:text-properties style:font-name-asian="華康中黑體"/>
    </style:style>
    <style:style style:name="P139" style:parent-style-name="內文" style:family="paragraph">
      <style:paragraph-properties fo:margin-left="0.1465in" fo:text-indent="0.1465in">
        <style:tab-stops/>
      </style:paragraph-properties>
    </style:style>
    <style:style style:name="P140" style:parent-style-name="內文" style:family="paragraph">
      <style:paragraph-properties fo:margin-left="0.1465in" fo:text-indent="-0.1465in">
        <style:tab-stops/>
      </style:paragraph-properties>
    </style:style>
    <style:style style:name="T141" style:parent-style-name="預設段落字型" style:family="text">
      <style:text-properties style:font-name-asian="華康中黑體"/>
    </style:style>
    <style:style style:name="P142" style:parent-style-name="內文" style:family="paragraph">
      <style:paragraph-properties fo:margin-left="0.1465in" fo:text-indent="0.1465in">
        <style:tab-stops/>
      </style:paragraph-properties>
    </style:style>
    <style:style style:name="P143" style:parent-style-name="內文" style:family="paragraph">
      <style:paragraph-properties fo:margin-left="0.1465in" fo:text-indent="0.1465in">
        <style:tab-stops/>
      </style:paragraph-properties>
    </style:style>
    <style:style style:name="P144" style:parent-style-name="內文" style:family="paragraph">
      <style:paragraph-properties fo:margin-left="0.1465in" fo:text-indent="0.1465in">
        <style:tab-stops/>
      </style:paragraph-properties>
    </style:style>
    <style:style style:name="P145" style:parent-style-name="內文" style:family="paragraph">
      <style:paragraph-properties fo:margin-left="0.1465in" fo:text-indent="0.1465in">
        <style:tab-stops/>
      </style:paragraph-properties>
    </style:style>
    <style:style style:name="P146" style:parent-style-name="內文" style:family="paragraph">
      <style:paragraph-properties fo:margin-left="0.1465in" fo:text-indent="0.1465in">
        <style:tab-stops/>
      </style:paragraph-properties>
    </style:style>
    <style:style style:name="P147" style:parent-style-name="內文" style:family="paragraph">
      <style:paragraph-properties fo:margin-left="0.1465in" fo:text-indent="0.1465in">
        <style:tab-stops/>
      </style:paragraph-properties>
    </style:style>
    <style:style style:name="P148" style:parent-style-name="內文" style:family="paragraph">
      <style:paragraph-properties fo:margin-left="0.1465in" fo:text-indent="0.1465in">
        <style:tab-stops/>
      </style:paragraph-properties>
    </style:style>
    <style:style style:name="P149" style:parent-style-name="內文" style:family="paragraph">
      <style:paragraph-properties fo:margin-left="0.1465in" fo:text-indent="0.1465in">
        <style:tab-stops/>
      </style:paragraph-properties>
    </style:style>
    <style:style style:name="P150" style:parent-style-name="內文" style:family="paragraph">
      <style:paragraph-properties fo:margin-left="0.1465in" fo:text-indent="-0.1465in">
        <style:tab-stops/>
      </style:paragraph-properties>
    </style:style>
    <style:style style:name="T151" style:parent-style-name="預設段落字型" style:family="text">
      <style:text-properties style:font-name-asian="華康中黑體"/>
    </style:style>
    <style:style style:name="P152" style:parent-style-name="內文" style:family="paragraph">
      <style:paragraph-properties fo:margin-left="0.1465in" fo:text-indent="-0.1465in">
        <style:tab-stops/>
      </style:paragraph-properties>
    </style:style>
    <style:style style:name="T153" style:parent-style-name="預設段落字型" style:family="text">
      <style:text-properties style:font-name-asian="華康中黑體"/>
    </style:style>
    <style:style style:name="P154" style:parent-style-name="內文" style:family="paragraph">
      <style:paragraph-properties fo:margin-left="0.1465in" fo:text-indent="-0.1465in">
        <style:tab-stops/>
      </style:paragraph-properties>
    </style:style>
    <style:style style:name="T155" style:parent-style-name="預設段落字型" style:family="text">
      <style:text-properties style:font-name-asian="華康中黑體"/>
    </style:style>
    <style:style style:name="P156" style:parent-style-name="內文" style:family="paragraph">
      <style:paragraph-properties fo:margin-left="0.1465in" fo:text-indent="0.1465in">
        <style:tab-stops/>
      </style:paragraph-properties>
    </style:style>
    <style:style style:name="P157" style:parent-style-name="內文" style:family="paragraph">
      <style:paragraph-properties fo:margin-left="0.1465in" fo:text-indent="-0.1465in">
        <style:tab-stops/>
      </style:paragraph-properties>
    </style:style>
    <style:style style:name="T158" style:parent-style-name="預設段落字型" style:family="text">
      <style:text-properties style:font-name-asian="華康中黑體"/>
    </style:style>
    <style:style style:name="P159" style:parent-style-name="內文" style:family="paragraph">
      <style:paragraph-properties fo:margin-left="0.1465in" fo:text-indent="-0.1465in">
        <style:tab-stops/>
      </style:paragraph-properties>
    </style:style>
    <style:style style:name="T160" style:parent-style-name="預設段落字型" style:family="text">
      <style:text-properties style:font-name-asian="華康中黑體"/>
    </style:style>
    <style:style style:name="P161" style:parent-style-name="內文" style:family="paragraph">
      <style:paragraph-properties fo:margin-left="0.1465in" fo:text-indent="-0.1465in">
        <style:tab-stops/>
      </style:paragraph-properties>
    </style:style>
    <style:style style:name="T162" style:parent-style-name="預設段落字型" style:family="text">
      <style:text-properties style:font-name-asian="華康中黑體"/>
    </style:style>
    <style:style style:name="P163" style:parent-style-name="內文" style:family="paragraph">
      <style:paragraph-properties fo:margin-left="0.1465in" fo:text-indent="0.1465in">
        <style:tab-stops/>
      </style:paragraph-properties>
    </style:style>
    <style:style style:name="P164" style:parent-style-name="內文" style:family="paragraph">
      <style:paragraph-properties fo:margin-left="0.1465in" fo:text-indent="-0.1465in">
        <style:tab-stops/>
      </style:paragraph-properties>
    </style:style>
    <style:style style:name="T165" style:parent-style-name="預設段落字型" style:family="text">
      <style:text-properties style:font-name-asian="華康中黑體"/>
    </style:style>
    <style:style style:name="P166" style:parent-style-name="內文" style:family="paragraph">
      <style:paragraph-properties fo:margin-left="0.1465in" fo:text-indent="-0.1465in">
        <style:tab-stops/>
      </style:paragraph-properties>
    </style:style>
    <style:style style:name="T167" style:parent-style-name="預設段落字型" style:family="text">
      <style:text-properties style:font-name-asian="華康中黑體"/>
    </style:style>
    <style:style style:name="P168" style:parent-style-name="內文" style:family="paragraph">
      <style:paragraph-properties fo:margin-left="0.1465in" fo:text-indent="-0.1465in">
        <style:tab-stops/>
      </style:paragraph-properties>
    </style:style>
    <style:style style:name="T169" style:parent-style-name="預設段落字型" style:family="text">
      <style:text-properties style:font-name-asian="華康中黑體"/>
    </style:style>
    <style:style style:name="P170" style:parent-style-name="內文" style:family="paragraph">
      <style:paragraph-properties fo:margin-left="0.1465in" fo:text-indent="-0.1465in">
        <style:tab-stops/>
      </style:paragraph-properties>
    </style:style>
    <style:style style:name="T171" style:parent-style-name="預設段落字型" style:family="text">
      <style:text-properties style:font-name-asian="華康中黑體"/>
    </style:style>
    <style:style style:name="P172" style:parent-style-name="內文" style:family="paragraph">
      <style:paragraph-properties fo:margin-left="0.1465in" fo:text-indent="-0.1465in">
        <style:tab-stops/>
      </style:paragraph-properties>
    </style:style>
    <style:style style:name="T173" style:parent-style-name="預設段落字型" style:family="text">
      <style:text-properties style:font-name-asian="華康中黑體"/>
    </style:style>
    <style:style style:name="P174" style:parent-style-name="內文" style:family="paragraph">
      <style:paragraph-properties fo:margin-left="0.1465in" fo:text-indent="-0.1465in">
        <style:tab-stops/>
      </style:paragraph-properties>
    </style:style>
    <style:style style:name="T175" style:parent-style-name="預設段落字型" style:family="text">
      <style:text-properties style:font-name-asian="華康中黑體"/>
    </style:style>
    <style:style style:name="P176" style:parent-style-name="內文" style:family="paragraph">
      <style:paragraph-properties fo:margin-left="0.1465in" fo:text-indent="0.1465in">
        <style:tab-stops/>
      </style:paragraph-properties>
    </style:style>
    <style:style style:name="P177" style:parent-style-name="內文" style:family="paragraph">
      <style:paragraph-properties fo:line-height="0.0097in"/>
    </style:style>
    <style:style style:name="P178" style:parent-style-name="內文" style:family="paragraph">
      <style:paragraph-properties fo:margin-left="0.1465in" fo:text-indent="-0.1465in">
        <style:tab-stops/>
      </style:paragraph-properties>
    </style:style>
    <style:style style:name="T179" style:parent-style-name="預設段落字型" style:family="text">
      <style:text-properties style:font-name-asian="華康中黑體"/>
    </style:style>
    <style:style style:name="P180" style:parent-style-name="內文" style:family="paragraph">
      <style:paragraph-properties fo:margin-left="0.1465in" fo:text-indent="0.1465in">
        <style:tab-stops/>
      </style:paragraph-properties>
    </style:style>
    <style:style style:name="P181" style:parent-style-name="內文" style:family="paragraph">
      <style:paragraph-properties fo:margin-left="0.1465in" fo:text-indent="0.1465in">
        <style:tab-stops/>
      </style:paragraph-properties>
    </style:style>
    <style:style style:name="P182" style:parent-style-name="內文" style:family="paragraph">
      <style:paragraph-properties fo:margin-left="0.1465in" fo:text-indent="0.1465in">
        <style:tab-stops/>
      </style:paragraph-properties>
    </style:style>
    <style:style style:name="P183" style:parent-style-name="內文" style:family="paragraph">
      <style:paragraph-properties fo:margin-left="0.1465in" fo:text-indent="0.1465in">
        <style:tab-stops/>
      </style:paragraph-properties>
    </style:style>
    <style:style style:name="P184" style:parent-style-name="內文" style:family="paragraph">
      <style:paragraph-properties fo:margin-left="0.1465in" fo:text-indent="0.1465in">
        <style:tab-stops/>
      </style:paragraph-properties>
    </style:style>
    <style:style style:name="P185" style:parent-style-name="內文" style:family="paragraph">
      <style:paragraph-properties fo:margin-left="0.1465in" fo:text-indent="-0.1465in">
        <style:tab-stops/>
      </style:paragraph-properties>
    </style:style>
    <style:style style:name="T186" style:parent-style-name="預設段落字型" style:family="text">
      <style:text-properties style:font-name-asian="華康中黑體"/>
    </style:style>
    <style:style style:name="P187" style:parent-style-name="內文" style:family="paragraph">
      <style:paragraph-properties fo:margin-left="0.1465in" fo:text-indent="-0.1465in">
        <style:tab-stops/>
      </style:paragraph-properties>
    </style:style>
    <style:style style:name="T188" style:parent-style-name="預設段落字型" style:family="text">
      <style:text-properties style:font-name-asian="華康中黑體"/>
    </style:style>
    <style:style style:name="P189" style:parent-style-name="內文" style:family="paragraph">
      <style:paragraph-properties fo:margin-left="0.1465in" fo:text-indent="-0.1465in">
        <style:tab-stops/>
      </style:paragraph-properties>
    </style:style>
    <style:style style:name="T190" style:parent-style-name="預設段落字型" style:family="text">
      <style:text-properties style:font-name-asian="華康中黑體"/>
    </style:style>
    <style:style style:name="P191" style:parent-style-name="內文" style:family="paragraph">
      <style:paragraph-properties fo:margin-left="0.1465in" fo:text-indent="-0.1465in">
        <style:tab-stops/>
      </style:paragraph-properties>
    </style:style>
    <style:style style:name="T192" style:parent-style-name="預設段落字型" style:family="text">
      <style:text-properties style:font-name-asian="華康中黑體"/>
    </style:style>
    <style:style style:name="P193" style:parent-style-name="內文" style:family="paragraph">
      <style:paragraph-properties fo:margin-left="0.1465in" fo:text-indent="-0.1465in">
        <style:tab-stops/>
      </style:paragraph-properties>
    </style:style>
    <style:style style:name="T194" style:parent-style-name="預設段落字型" style:family="text">
      <style:text-properties style:font-name-asian="華康中黑體"/>
    </style:style>
    <style:style style:name="P195" style:parent-style-name="內文" style:family="paragraph">
      <style:paragraph-properties fo:margin-left="0.1465in" fo:text-indent="-0.1465in">
        <style:tab-stops/>
      </style:paragraph-properties>
    </style:style>
    <style:style style:name="T196" style:parent-style-name="預設段落字型" style:family="text">
      <style:text-properties style:font-name-asian="華康中黑體"/>
    </style:style>
    <style:style style:name="P197" style:parent-style-name="內文" style:family="paragraph">
      <style:paragraph-properties fo:margin-left="0.1465in" fo:text-indent="-0.1465in">
        <style:tab-stops/>
      </style:paragraph-properties>
    </style:style>
    <style:style style:name="T198" style:parent-style-name="預設段落字型" style:family="text">
      <style:text-properties style:font-name-asian="華康中黑體"/>
    </style:style>
    <style:style style:name="P199" style:parent-style-name="內文" style:family="paragraph">
      <style:paragraph-properties fo:margin-left="0.1465in" fo:text-indent="-0.1465in">
        <style:tab-stops/>
      </style:paragraph-properties>
    </style:style>
    <style:style style:name="T200" style:parent-style-name="預設段落字型" style:family="text">
      <style:text-properties style:font-name-asian="華康中黑體"/>
    </style:style>
    <style:style style:name="P201" style:parent-style-name="內文" style:family="paragraph">
      <style:paragraph-properties fo:margin-left="0.1465in" fo:text-indent="-0.1465in">
        <style:tab-stops/>
      </style:paragraph-properties>
    </style:style>
    <style:style style:name="T202" style:parent-style-name="預設段落字型" style:family="text">
      <style:text-properties style:font-name-asian="華康中黑體"/>
    </style:style>
    <style:style style:name="P203" style:parent-style-name="內文" style:family="paragraph">
      <style:paragraph-properties fo:margin-left="0.1465in" fo:text-indent="-0.1465in">
        <style:tab-stops/>
      </style:paragraph-properties>
    </style:style>
    <style:style style:name="T204" style:parent-style-name="預設段落字型" style:family="text">
      <style:text-properties style:font-name-asian="華康中黑體"/>
    </style:style>
    <style:style style:name="P205" style:parent-style-name="內文" style:family="paragraph">
      <style:paragraph-properties fo:margin-left="0.1465in" fo:text-indent="0.1465in">
        <style:tab-stops/>
      </style:paragraph-properties>
    </style:style>
    <style:style style:name="P206" style:parent-style-name="內文" style:family="paragraph">
      <style:paragraph-properties fo:margin-left="0.1465in" fo:text-indent="-0.1465in">
        <style:tab-stops/>
      </style:paragraph-properties>
    </style:style>
    <style:style style:name="T207" style:parent-style-name="預設段落字型" style:family="text">
      <style:text-properties style:font-name-asian="華康中黑體"/>
    </style:style>
    <style:style style:name="P208" style:parent-style-name="內文" style:family="paragraph">
      <style:paragraph-properties fo:margin-left="0.1465in" fo:text-indent="0.1465in">
        <style:tab-stops/>
      </style:paragraph-properties>
    </style:style>
    <style:style style:name="P209" style:parent-style-name="內文" style:family="paragraph">
      <style:paragraph-properties fo:margin-left="0.1465in" fo:text-indent="0.1465in">
        <style:tab-stops/>
      </style:paragraph-properties>
    </style:style>
    <style:style style:name="P210" style:parent-style-name="內文" style:family="paragraph">
      <style:paragraph-properties fo:margin-left="0.1465in" fo:text-indent="0.1465in">
        <style:tab-stops/>
      </style:paragraph-properties>
    </style:style>
    <style:style style:name="P211" style:parent-style-name="內文" style:family="paragraph">
      <style:paragraph-properties fo:margin-left="0.1465in" fo:text-indent="0.1465in">
        <style:tab-stops/>
      </style:paragraph-properties>
    </style:style>
    <style:style style:name="P212" style:parent-style-name="內文" style:family="paragraph">
      <style:paragraph-properties fo:margin-left="0.1465in" fo:text-indent="-0.1465in">
        <style:tab-stops/>
      </style:paragraph-properties>
    </style:style>
    <style:style style:name="T213" style:parent-style-name="預設段落字型" style:family="text">
      <style:text-properties style:font-name-asian="華康中黑體"/>
    </style:style>
    <style:style style:name="P214" style:parent-style-name="內文" style:family="paragraph">
      <style:paragraph-properties fo:margin-left="0.1465in" fo:text-indent="-0.1465in">
        <style:tab-stops/>
      </style:paragraph-properties>
    </style:style>
    <style:style style:name="T215" style:parent-style-name="預設段落字型" style:family="text">
      <style:text-properties style:font-name-asian="華康中黑體"/>
    </style:style>
    <style:style style:name="P216" style:parent-style-name="內文" style:family="paragraph">
      <style:paragraph-properties fo:margin-left="0.1465in" fo:text-indent="-0.1465in">
        <style:tab-stops/>
      </style:paragraph-properties>
    </style:style>
    <style:style style:name="T217" style:parent-style-name="預設段落字型" style:family="text">
      <style:text-properties style:font-name-asian="華康中黑體"/>
    </style:style>
    <style:style style:name="P218" style:parent-style-name="內文" style:family="paragraph">
      <style:paragraph-properties fo:margin-left="0.1465in" fo:text-indent="-0.1465in">
        <style:tab-stops/>
      </style:paragraph-properties>
    </style:style>
    <style:style style:name="T219" style:parent-style-name="預設段落字型" style:family="text">
      <style:text-properties style:font-name-asian="華康中黑體"/>
    </style:style>
    <style:style style:name="T220" style:parent-style-name="預設段落字型" style:family="text">
      <style:text-properties style:font-name-asian="華康中黑體"/>
    </style:style>
    <style:style style:name="T221" style:parent-style-name="預設段落字型" style:family="text">
      <style:text-properties style:font-name-asian="華康中黑體"/>
    </style:style>
    <style:style style:name="T222" style:parent-style-name="預設段落字型" style:family="text">
      <style:text-properties style:font-name-asian="華康中黑體"/>
    </style:style>
    <style:style style:name="P223" style:parent-style-name="內文" style:family="paragraph">
      <style:paragraph-properties fo:margin-left="0.1465in" fo:text-indent="0.1465in">
        <style:tab-stops/>
      </style:paragraph-properties>
    </style:style>
    <style:style style:name="P224" style:parent-style-name="內文" style:family="paragraph">
      <style:paragraph-properties fo:margin-left="0.1465in" fo:text-indent="-0.1465in">
        <style:tab-stops/>
      </style:paragraph-properties>
    </style:style>
    <style:style style:name="T225" style:parent-style-name="預設段落字型" style:family="text">
      <style:text-properties style:font-name-asian="華康中黑體"/>
    </style:style>
    <style:style style:name="P226" style:parent-style-name="內文" style:family="paragraph">
      <style:paragraph-properties fo:margin-left="0.1465in" fo:text-indent="0.1465in">
        <style:tab-stops/>
      </style:paragraph-properties>
    </style:style>
    <style:style style:name="P227" style:parent-style-name="內文" style:family="paragraph">
      <style:paragraph-properties fo:margin-left="0.1465in" fo:text-indent="-0.1465in">
        <style:tab-stops/>
      </style:paragraph-properties>
    </style:style>
    <style:style style:name="T228" style:parent-style-name="預設段落字型" style:family="text">
      <style:text-properties style:font-name-asian="華康中黑體"/>
    </style:style>
    <style:style style:name="P229" style:parent-style-name="內文" style:family="paragraph">
      <style:paragraph-properties fo:margin-left="0.1465in" fo:text-indent="0.1465in">
        <style:tab-stops/>
      </style:paragraph-properties>
    </style:style>
    <style:style style:name="P230" style:parent-style-name="內文" style:family="paragraph">
      <style:paragraph-properties fo:margin-left="0.1465in" fo:text-indent="-0.1465in">
        <style:tab-stops/>
      </style:paragraph-properties>
    </style:style>
    <style:style style:name="T231" style:parent-style-name="預設段落字型" style:family="text">
      <style:text-properties style:font-name-asian="華康中黑體"/>
    </style:style>
    <style:style style:name="P232" style:parent-style-name="內文" style:family="paragraph">
      <style:paragraph-properties fo:margin-left="0.1465in" fo:text-indent="-0.1465in">
        <style:tab-stops/>
      </style:paragraph-properties>
    </style:style>
    <style:style style:name="T233" style:parent-style-name="預設段落字型" style:family="text">
      <style:text-properties style:font-name-asian="華康中黑體"/>
    </style:style>
    <style:style style:name="P234" style:parent-style-name="內文" style:family="paragraph">
      <style:paragraph-properties fo:margin-left="0.1465in" fo:text-indent="-0.1465in">
        <style:tab-stops/>
      </style:paragraph-properties>
    </style:style>
    <style:style style:name="T235" style:parent-style-name="預設段落字型" style:family="text">
      <style:text-properties style:font-name-asian="華康中黑體"/>
    </style:style>
    <style:style style:name="P236" style:parent-style-name="內文" style:family="paragraph">
      <style:paragraph-properties fo:margin-left="0.1465in" fo:text-indent="-0.1465in">
        <style:tab-stops/>
      </style:paragraph-properties>
    </style:style>
    <style:style style:name="T237" style:parent-style-name="預設段落字型" style:family="text">
      <style:text-properties style:font-name-asian="華康中黑體"/>
    </style:style>
    <style:style style:name="P238" style:parent-style-name="內文" style:family="paragraph">
      <style:paragraph-properties fo:margin-left="0.1465in" fo:text-indent="-0.1465in">
        <style:tab-stops/>
      </style:paragraph-properties>
    </style:style>
    <style:style style:name="T239" style:parent-style-name="預設段落字型" style:family="text">
      <style:text-properties style:font-name-asian="華康中黑體"/>
    </style:style>
    <style:style style:name="P240" style:parent-style-name="內文" style:family="paragraph">
      <style:paragraph-properties fo:margin-left="0.1465in" fo:text-indent="-0.1465in">
        <style:tab-stops/>
      </style:paragraph-properties>
    </style:style>
    <style:style style:name="T241" style:parent-style-name="預設段落字型" style:family="text">
      <style:text-properties style:font-name-asian="華康中黑體"/>
    </style:style>
    <style:style style:name="P242" style:parent-style-name="內文" style:family="paragraph">
      <style:paragraph-properties fo:margin-left="0.1465in" fo:text-indent="-0.1465in">
        <style:tab-stops/>
      </style:paragraph-properties>
    </style:style>
    <style:style style:name="T243" style:parent-style-name="預設段落字型" style:family="text">
      <style:text-properties style:font-name-asian="華康中黑體"/>
    </style:style>
    <style:style style:name="P244" style:parent-style-name="內文" style:family="paragraph">
      <style:paragraph-properties fo:margin-left="0.1465in" fo:text-indent="-0.1465in">
        <style:tab-stops/>
      </style:paragraph-properties>
    </style:style>
    <style:style style:name="T245" style:parent-style-name="預設段落字型" style:family="text">
      <style:text-properties style:font-name-asian="華康中黑體"/>
    </style:style>
    <style:style style:name="P246" style:parent-style-name="內文" style:family="paragraph">
      <style:paragraph-properties fo:margin-left="0.1465in" fo:text-indent="-0.1465in">
        <style:tab-stops/>
      </style:paragraph-properties>
    </style:style>
    <style:style style:name="T247" style:parent-style-name="預設段落字型" style:family="text">
      <style:text-properties style:font-name-asian="華康中黑體"/>
    </style:style>
    <style:style style:name="P248" style:parent-style-name="內文" style:family="paragraph">
      <style:paragraph-properties fo:margin-left="0.1465in" fo:text-indent="0.1465in">
        <style:tab-stops/>
      </style:paragraph-properties>
    </style:style>
    <style:style style:name="P249" style:parent-style-name="內文" style:family="paragraph">
      <style:paragraph-properties fo:margin-left="0.1465in" fo:text-indent="-0.1465in">
        <style:tab-stops/>
      </style:paragraph-properties>
    </style:style>
    <style:style style:name="T250" style:parent-style-name="預設段落字型" style:family="text">
      <style:text-properties style:font-name-asian="華康中黑體"/>
    </style:style>
    <style:style style:name="P251" style:parent-style-name="內文" style:family="paragraph">
      <style:paragraph-properties fo:margin-left="0.1465in" fo:text-indent="-0.1465in">
        <style:tab-stops/>
      </style:paragraph-properties>
    </style:style>
    <style:style style:name="T252" style:parent-style-name="預設段落字型" style:family="text">
      <style:text-properties style:font-name-asian="華康中黑體"/>
    </style:style>
    <style:style style:name="P253" style:parent-style-name="內文" style:family="paragraph">
      <style:paragraph-properties fo:margin-left="0.1465in" fo:text-indent="-0.1465in">
        <style:tab-stops/>
      </style:paragraph-properties>
    </style:style>
    <style:style style:name="T254" style:parent-style-name="預設段落字型" style:family="text">
      <style:text-properties style:font-name-asian="華康中黑體"/>
    </style:style>
    <style:style style:name="P255" style:parent-style-name="內文" style:family="paragraph">
      <style:paragraph-properties fo:margin-left="0.1465in" fo:text-indent="-0.1465in">
        <style:tab-stops/>
      </style:paragraph-properties>
    </style:style>
    <style:style style:name="T256" style:parent-style-name="預設段落字型" style:family="text">
      <style:text-properties style:font-name-asian="華康中黑體"/>
    </style:style>
    <style:style style:name="P257" style:parent-style-name="內文" style:family="paragraph">
      <style:paragraph-properties fo:margin-left="0.1465in" fo:text-indent="-0.1465in">
        <style:tab-stops/>
      </style:paragraph-properties>
    </style:style>
    <style:style style:name="T258" style:parent-style-name="預設段落字型" style:family="text">
      <style:text-properties style:font-name-asian="華康中黑體"/>
    </style:style>
    <style:style style:name="P259" style:parent-style-name="內文" style:family="paragraph">
      <style:paragraph-properties fo:margin-left="0.1465in" fo:text-indent="0.1465in">
        <style:tab-stops/>
      </style:paragraph-properties>
    </style:style>
    <style:style style:name="P260" style:parent-style-name="內文" style:family="paragraph">
      <style:paragraph-properties fo:margin-left="0.1465in" fo:text-indent="-0.1465in">
        <style:tab-stops/>
      </style:paragraph-properties>
    </style:style>
    <style:style style:name="T261" style:parent-style-name="預設段落字型" style:family="text">
      <style:text-properties style:font-name-asian="華康中黑體"/>
    </style:style>
    <style:style style:name="P262" style:parent-style-name="內文" style:family="paragraph">
      <style:paragraph-properties fo:margin-left="0.1465in" fo:text-indent="0.1465in">
        <style:tab-stops/>
      </style:paragraph-properties>
    </style:style>
    <style:style style:name="P263" style:parent-style-name="內文" style:family="paragraph">
      <style:paragraph-properties fo:margin-left="0.1465in" fo:text-indent="0.1465in">
        <style:tab-stops/>
      </style:paragraph-properties>
    </style:style>
    <style:style style:name="P264" style:parent-style-name="內文" style:family="paragraph">
      <style:paragraph-properties fo:margin-left="0.1465in" fo:text-indent="0.1465in">
        <style:tab-stops/>
      </style:paragraph-properties>
    </style:style>
    <style:style style:name="P265" style:parent-style-name="內文" style:family="paragraph">
      <style:paragraph-properties fo:margin-left="0.1465in" fo:text-indent="0.1465in">
        <style:tab-stops/>
      </style:paragraph-properties>
    </style:style>
    <style:style style:name="P266" style:parent-style-name="內文" style:family="paragraph">
      <style:paragraph-properties fo:margin-left="0.1465in" fo:text-indent="0.1465in">
        <style:tab-stops/>
      </style:paragraph-properties>
    </style:style>
    <style:style style:name="P267" style:parent-style-name="內文" style:family="paragraph">
      <style:paragraph-properties fo:margin-left="0.1465in" fo:text-indent="0.1465in">
        <style:tab-stops/>
      </style:paragraph-properties>
    </style:style>
    <style:style style:name="P268" style:parent-style-name="內文" style:family="paragraph">
      <style:paragraph-properties fo:margin-left="0.1465in" fo:text-indent="0.1465in">
        <style:tab-stops/>
      </style:paragraph-properties>
    </style:style>
    <style:style style:name="P269" style:parent-style-name="內文" style:family="paragraph">
      <style:paragraph-properties fo:margin-left="0.1465in" fo:text-indent="0.1465in">
        <style:tab-stops/>
      </style:paragraph-properties>
    </style:style>
    <style:style style:name="P270" style:parent-style-name="內文" style:family="paragraph">
      <style:paragraph-properties fo:margin-left="0.1465in" fo:text-indent="0.1465in">
        <style:tab-stops/>
      </style:paragraph-properties>
    </style:style>
    <style:style style:name="P271" style:parent-style-name="內文" style:family="paragraph">
      <style:paragraph-properties fo:margin-left="0.1465in" fo:text-indent="0.1465in">
        <style:tab-stops/>
      </style:paragraph-properties>
    </style:style>
    <style:style style:name="P272" style:parent-style-name="內文" style:family="paragraph">
      <style:paragraph-properties fo:margin-left="0.1465in" fo:text-indent="-0.1465in">
        <style:tab-stops/>
      </style:paragraph-properties>
    </style:style>
    <style:style style:name="T273" style:parent-style-name="預設段落字型" style:family="text">
      <style:text-properties style:font-name-asian="華康中黑體"/>
    </style:style>
    <style:style style:name="P274" style:parent-style-name="內文" style:family="paragraph">
      <style:paragraph-properties fo:margin-left="0.1465in" fo:text-indent="-0.1465in">
        <style:tab-stops/>
      </style:paragraph-properties>
    </style:style>
    <style:style style:name="T275" style:parent-style-name="預設段落字型" style:family="text">
      <style:text-properties style:font-name-asian="華康中黑體"/>
    </style:style>
    <style:style style:name="P276" style:parent-style-name="內文" style:family="paragraph">
      <style:paragraph-properties fo:margin-left="0.1465in" fo:text-indent="-0.1465in">
        <style:tab-stops/>
      </style:paragraph-properties>
    </style:style>
    <style:style style:name="T277" style:parent-style-name="預設段落字型" style:family="text">
      <style:text-properties style:font-name-asian="華康中黑體"/>
    </style:style>
    <style:style style:name="P278" style:parent-style-name="內文" style:family="paragraph">
      <style:paragraph-properties fo:margin-left="0.1465in" fo:text-indent="-0.1465in">
        <style:tab-stops/>
      </style:paragraph-properties>
    </style:style>
    <style:style style:name="T279" style:parent-style-name="預設段落字型" style:family="text">
      <style:text-properties style:font-name-asian="華康中黑體"/>
    </style:style>
    <style:style style:name="P280" style:parent-style-name="內文" style:family="paragraph">
      <style:paragraph-properties fo:margin-left="0.1465in" fo:text-indent="-0.1465in">
        <style:tab-stops/>
      </style:paragraph-properties>
    </style:style>
    <style:style style:name="T281" style:parent-style-name="預設段落字型" style:family="text">
      <style:text-properties style:font-name-asian="華康中黑體"/>
    </style:style>
    <style:style style:name="P282" style:parent-style-name="內文" style:family="paragraph">
      <style:paragraph-properties fo:margin-left="0.1465in" fo:text-indent="-0.1465in">
        <style:tab-stops/>
      </style:paragraph-properties>
    </style:style>
    <style:style style:name="T283" style:parent-style-name="預設段落字型" style:family="text">
      <style:text-properties style:font-name-asian="華康中黑體"/>
    </style:style>
    <style:style style:name="P284" style:parent-style-name="內文" style:family="paragraph">
      <style:paragraph-properties fo:margin-left="0.1465in" fo:text-indent="-0.1465in">
        <style:tab-stops/>
      </style:paragraph-properties>
    </style:style>
    <style:style style:name="T285" style:parent-style-name="預設段落字型" style:family="text">
      <style:text-properties style:font-name-asian="華康中黑體"/>
    </style:style>
    <style:style style:name="P286" style:parent-style-name="內文" style:family="paragraph">
      <style:paragraph-properties fo:margin-left="0.1465in" fo:text-indent="-0.1465in">
        <style:tab-stops/>
      </style:paragraph-properties>
    </style:style>
    <style:style style:name="T287" style:parent-style-name="預設段落字型" style:family="text">
      <style:text-properties style:font-name-asian="華康中黑體"/>
    </style:style>
    <style:style style:name="P288" style:parent-style-name="內文" style:family="paragraph">
      <style:paragraph-properties fo:margin-left="0.1465in" fo:text-indent="-0.1465in">
        <style:tab-stops/>
      </style:paragraph-properties>
    </style:style>
    <style:style style:name="T289" style:parent-style-name="預設段落字型" style:family="text">
      <style:text-properties style:font-name-asian="華康中黑體"/>
    </style:style>
    <style:style style:name="P290" style:parent-style-name="內文" style:family="paragraph">
      <style:paragraph-properties fo:margin-left="0.1465in" fo:text-indent="-0.1465in">
        <style:tab-stops/>
      </style:paragraph-properties>
    </style:style>
    <style:style style:name="T291" style:parent-style-name="預設段落字型" style:family="text">
      <style:text-properties style:font-name-asian="華康中黑體"/>
    </style:style>
    <style:style style:name="P292" style:parent-style-name="內文" style:family="paragraph">
      <style:paragraph-properties fo:margin-left="0.1465in" fo:text-indent="-0.1465in">
        <style:tab-stops/>
      </style:paragraph-properties>
    </style:style>
    <style:style style:name="T293" style:parent-style-name="預設段落字型" style:family="text">
      <style:text-properties style:font-name-asian="華康中黑體"/>
    </style:style>
    <style:style style:name="P294" style:parent-style-name="內文" style:family="paragraph">
      <style:paragraph-properties fo:margin-left="0.1465in" fo:text-indent="0.1465in">
        <style:tab-stops/>
      </style:paragraph-properties>
    </style:style>
    <style:style style:name="P295" style:parent-style-name="內文" style:family="paragraph">
      <style:paragraph-properties fo:margin-left="0.1465in" fo:text-indent="0.1465in">
        <style:tab-stops/>
      </style:paragraph-properties>
    </style:style>
    <style:style style:name="P296" style:parent-style-name="內文" style:family="paragraph">
      <style:paragraph-properties fo:margin-left="0.1465in" fo:text-indent="0.1465in">
        <style:tab-stops/>
      </style:paragraph-properties>
    </style:style>
    <style:style style:name="P297" style:parent-style-name="內文" style:family="paragraph">
      <style:paragraph-properties fo:margin-left="0.1465in" fo:text-indent="0.1465in">
        <style:tab-stops/>
      </style:paragraph-properties>
    </style:style>
    <style:style style:name="T298" style:parent-style-name="預設段落字型" style:family="text">
      <style:text-properties style:font-name-asian="華康中黑體"/>
    </style:style>
    <style:style style:name="P299" style:parent-style-name="內文" style:family="paragraph">
      <style:paragraph-properties fo:break-before="page"/>
    </style:style>
  </office:automatic-styles>
  <office:body>
    <office:text text:use-soft-page-breaks="true">
      <text:p text:style-name="P1">開放國會委員會OPMSF第3次會議紀錄</text:p>
      <text:section text:name="Sect1" text:style-name="S1">
        <text:p text:style-name="P5"><text:span text:style-name="T6">時　　間</text:span><text:span text:style-name="T7">　</text:span>中華民國109年9月28日（星期一）10時5分至12時2分</text:p>
        <text:p text:style-name="P8"><text:span text:style-name="T9">地　　點　</text:span>本院群賢樓502會議室</text:p>
        <text:p text:style-name="P10"><text:span text:style-name="T11">主　　席　</text:span>林委員昶佐、洪顧問慈庸</text:p>
        <text:p text:style-name="P12"><text:span text:style-name="T13">主席（洪顧問慈庸）：</text:span>開會一開始，我先跟大家介紹一下，中間這一列是立法院的行政單位，非常感謝各位處長、局長帶領團隊來我們的會議。今天有秘書處，也是我們國際事務小組的吳處長，我們的資訊處張處長，還有我們的預算中心主任，然後還有法制局局長，議事處的高處長，國會圖書館館長，人事處吳處長，所以我們就是各單位都到齊了，等一下如果有什麼需要行政部門回應的部分，就請行政部門來幫忙。</text:p>
        <text:p text:style-name="P14">我們今天的議程就開始，一開始要進行的是IRM報告經費的部分，這部分因為Freddy和唐鳳政委討論過，所以是不是請……</text:p>
        <text:p text:style-name="P15"><text:span text:style-name="T16">主席（林委員昶佐）：</text:span>沒有分攤的部分就先請小恩……</text:p>
        <text:p text:style-name="P17"><text:span text:style-name="T18">主席（洪顧問慈庸）：</text:span>他今天請假。</text:p>
        <text:p text:style-name="P19"><text:span text:style-name="T20">主席（林委員昶佐）：</text:span>因為這是民間委員的討論，所以我想請問一下民間委員的討論目前針對這一題，我們上次的討論是說IRM一半的費用要由民間委員……，是不是這樣？我記得是嘛，對不對？然後，一半的話是多少錢？</text:p>
        <text:p text:style-name="P21"><text:span text:style-name="T22">在場人員：</text:span>25萬。</text:p>
        <text:p text:style-name="P23"><text:span text:style-name="T24">主席（林委員昶佐）：</text:span>對，所以不知道這一塊有沒有哪一位民間委員可以說明一下？這兩個禮拜有沒有討論到？</text:p>
        <text:p text:style-name="P25"><text:span text:style-name="T26">主席（洪顧問慈庸）：</text:span>但是因為林委員有和唐政委討論過，因為如果國發會會送，而今年也如期送的話，基本上我們會合在一起送出去，那這個IRM應該就可以一起做，是不是在討論的方向……</text:p>
        <text:p text:style-name="P27"><text:span text:style-name="T28">主席（林委員昶佐）：</text:span>我想這邊我稍微補充一下，如同剛剛洪顧問說的，上禮拜我和唐鳳政委討論了一下，行政院的行動方案原則上會再跟我們差不多時間的前後也會出來，大概也是在11月底、12月初的時候出來。所以行政院的版本，也就是開放政府行動方案的版本，和我們在立法院開放國會的版本大概會在同樣時間的前後出來，差不了一、兩個禮拜，所以最後我們會是整合成一個文件去給OGP。接著OGP就會去給國際開放政府夥伴聯盟，成為一份包括行政院和立法院開放政府的行動方案。給他們以後，因為OGP應該也在做內部的改革，就如同我們前幾次開會有講的，包括在會籍上要怎麼樣讓人家可以參與，IRM其實也正在做一些不同方案的調整，所以送過去以後會看一下OGP的時間，我們是可以符合什麼樣的方式，會不會是他們可以直接來審查的，我們大概會做一些這方面的確認。</text:p>
        <text:p text:style-name="P29">如果OGP可以直接接受，而且也會送人來做IRM與審查的話，我們可能就是配合行政院的方式來做，這就是一種模式。另外的一個是，如果它還是如同過去的狀態，我們還是必須自己處理的話，那就會有今天議程的第一項。我覺得因為此事還未定，所以議程的第一項，雖然多了這個變數，但民間委員是不是可以稍微確認一下，我們要有自己處理IRM的備案。這點民間委員可能還是要處理，雖然這不是最急的事，我們可以先把它安排在下次的開會之前，好好請民間委員的蕭新晟報告一下好了，這樣可以嗎？我們的第一題是不是可以這樣做？</text:p>
        <text:p text:style-name="P30">我剛剛更新的進度，會議紀錄可能也不會寫，但大家至少也要知道一下，我們會跟著行政院送，除非他們的版本在時間上發生了什麼大的變化，不然我們應該就是一起送，一起送的話我們就有可能是一起接受IRM。如果OGP對臺灣整合起來的版本進行獨立審查的話，我們就一起融合在這裡面，如果還是由臺灣自己處理的話，就會有110的備案，我們就等蕭新晟下個禮拜，或是這一、兩個禮拜和大家討論一下這個備案可不可以進行。</text:p>
        <text:p text:style-name="P31">好，我們現在就進入第二個題目，也就是開放國會行動方案分組報告及意見交換。我想，這也是剛剛顧問提到，我們幾個相關的部門都在這邊，等一下報告出現任何問題的時候也可以跟相關部門確認一下細節，所以現在是不是先請國際事務小組，也就是秘書處處長說明。</text:p>
        <text:p text:style-name="P32"><text:span text:style-name="T33">吳處長慧玲：</text:span>我們已經初步整理了一份資料，由我們同仁報告。</text:p>
        <text:p text:style-name="P34"><text:span text:style-name="T35">郭專員佳勳：</text:span>秘書處針對議程上，工作歷程前一章節統整的部分做一個比較詳盡的說明。首先在前面的部分我們會寫到前言，前言的部分會提到現在的開放國會是個國際的趨勢，另外還提到OGP這個政府組織也是由開放政府慢慢做到開放國會，這樣的概念我們在前言當中都會提到。</text:p>
        <text:p text:style-name="P36">第三段就會針對林委員在5月19日所做的提案，提案在院長以及各黨團的支持下，我們就將開放國會的行動方案列為重要推動的工作事項。後面也會討論到，開放國會行動方案內容分為五個主題，這在前言的部分也會帶到。接下來在目次的部分，在整個架構方面，我們會分成五個章節，第一個章節主要是針對開放國會委員會，也就是我們這邊成立OPMSF組織的部分，前面第一段會從早期召開6次的籌備委員會到我們自己核心的工作小組，然後到第三段，第一屆開放國會委員會，也就是正式會議組成之後，裡面會提到我們的成員組成、任期等，在這個機制上去提到這個部分。</text:p>
        <text:p text:style-name="P37">第二段會針對工作歷程以及行動方案制定的流程，這裡會把開放國會籌備階段比較明確的時間、正式召開的會議開了幾次，到民間協作與參與的過程於第二段中做個說明。</text:p>
        <text:p text:style-name="P38">第三段的部分會敘明我們在第9屆，也就是上一屆開放國會在各處具體已有的開放成果，這些會在這一段中提出來。</text:p>
        <text:p text:style-name="P39">第四段是承諾的內容，也是我們現在的核心部分，也就是在各團體提出的期望或是意見之後，我們今天也邀請了各處的主管到現場，針對一些期望的部分，我們真的可以做的，或是已經有一些具體成果的，在這裡做個討論，這部分會納入第四段的部分。</text:p>
        <text:p text:style-name="P40">第五段的最後就是結論，裡面會帶到除了我們具體的成果之外，後續IRM的機制，這些會在結論闡述，大概做以上的說明。</text:p>
        <text:p text:style-name="P41"><text:span text:style-name="T42">主席（林委員昶佐）：</text:span>針對這個部分，大家有沒有什麼問題或意見？如果沒有的話，是不是請民主實驗室報告「開放國會之原則價值」？</text:p>
        <text:p text:style-name="P43">我們請第二個先，接著請口袋國會報告「便於取得利用的國會資訊」。</text:p>
        <text:p text:style-name="P44"><text:span text:style-name="T45">高宇成：</text:span>主席、各立院黨團、各位委員，大家好！口袋國會報告一下，我們現在把我們的提案濃縮成二個部分。</text:p>
        <text:p text:style-name="P46">這是需要投影資訊的，我有放在檔案夾裡，就是我們的行動方案，麻煩向榮，謝謝！不好意思！請大家稍等一下。</text:p>
        <text:p text:style-name="P47"><text:span text:style-name="T48">主席（洪顧問慈庸）：</text:span>我們今天一樣也是會逐字紀錄，所以如果有發言，請幫我們報上大名，謝謝。</text:p>
        <text:p text:style-name="P49"><text:span text:style-name="T50">高宇成：</text:span>我們已經把提案濃縮成二個部分，跟大家報告一下。第一個部分是立院應該主動開放的資料，雖然現在看起來是6項，但是有一些小有一些大。第二個部分就是各黨團和各委員，包括助理團隊，還有公務經費資料要開放。我們現在先濃縮成這二塊。</text:p>
        <text:p text:style-name="P51">我先說明一下第一個部分，我們建議立院應該主動開放的資料第1個是投票紀錄，因為現在這只有pdf和word檔，都不是開放資料的格式，這是第1個；第2個是法律提案的連署，現在我們如果抓下來共同提案人和連署人是一串的字串，就是我們還要自分欄位，假設連署人有36個委員，我們就要去做36次分欄位的動作，一筆是這樣，我們如果一次抓一萬筆資料下來，等於這個開放資料是沒有開放資料的，這是格式的問題，我覺得這應該修改一下；第3個就是預算的附帶決議，現在也只有pdf檔；第4個是各委員會公聽會的議事錄，現在也只有pdf檔；再來是法制局和預算中心的業務成果（含研究成果與評估報告），這個部分主要也是pdf檔；最後，我們要先非常讚賞一下我們立院資訊的部分，我覺得立院的資料數位化公開做得非常的好，尤其是我們的國會圖書館，基本上是立院最豐富、最完整的資料庫，但是現在就是一個問題，國會圖書館的資料是不是可以都放在我們的開放資料服務平台？關於這個部分，一方面是資料豐富的程度，另外一個就是開放的種類和開放的格式是不是符合開放資料的定義。</text:p>
        <text:p text:style-name="P52">往下講，主動開放資料的部分有一個現況與挑戰是大部分的資料已經公開上網，以國會圖書館最詳盡，但是部分的資料仍然散置在立院各網頁或不同的系統和平台。這分成二個部分，一個部分是開放資料的部分，現在已經做了一個開放資料服務平台，有統整很多資料，這是專業人士或者需要運用開放資料的人可以去抓的，可以用機器抓的，這個部分沒有問題；另外一個部分就是一般民眾如果要進立院的網站查資料，還是會發現，我要找一個東西，我要到處找，所以這個部分可能是另外一組可以優化或者可以去做的，我們只是把現況講出來。第二個現況與挑戰是部分的資料因為資料產製源頭的緣故，比如它一開始是掃描的，所以只能提供pdf或doc檔，沒有提供開放資料的格式，所以這個部分可能是立院還要再進一步做得更好的。</text:p>
        <text:p text:style-name="P53">下面的目標就是我剛剛提過的這6個部分，我們其實已經大概檢視過這6個東西或是6個方向目前的狀況，我剛才已經都稍微報告一下，我就不重複，不占用大家的時間。關於這個部分，我們最希望的是國會圖書館的資料可以和開放資料服務平台做連結，等於是有一個完整的資料庫，當然它的資料都可以以開放格式在開放資料服務平台上取得，但是目前這是有落差的。</text:p>
        <text:p text:style-name="P54">這是第一個部分，這個部分應該沒有牽扯到修法，就是我們後面有一些延伸行動的評估。當然我們期待立法院還可以針對議事流程做盤點，釐清哪一些部分已經開放、沒有開放。再來，開放資料應該包括那些東西，關於這個部分，我們有規劃一個期程，當然因為我們先提第一階段，就以一年，但是可能沒有辦法完全做完，這可能還要再和立院的同仁討論，我們整個行動方案可以做一個短中長期的規劃，所以期程的規劃現在只是草擬，這個部分可能最後再來確認。</text:p>
        <text:p text:style-name="P55">第二個部分就是各黨團和各委員─助理團隊與公務經費資料的開放，目前的狀況是開放的資料嚴重不足，尤其是黨團的資訊，現在立法院黨團的資訊就是放一個黨團的外部網站連結，比如你一按「時力黨團」，就是時力的FB，就是只有外部網站的連結，完全沒有任何相關資料，立院黨團資訊的部分完全是空白的，最大的挑戰當然是立委、立委團隊或黨團可能不想開放，這是最大的問題，這個部分不知道是不是要立法來強制要求或者有什麼其他的立院規範可以要求配合這個開放行動方案來達成？我們也稍微檢視一下，現在立委辦公室的資料有很多還沒有開放，其中有一個部分是關於政治獻金和財產申報的部分，這個部分在監察院，只是現在修憲委員會也要成立了，這個星期名單就要出來，就是不曉得是不是未來廢考監會成為一個落實的修憲結果，總之，我覺得立院也要準備怎麼樣把財產透明、政治獻金透明這個部分讓民眾在立院就能夠看到；還有立法行為的相關資料，出缺席、投票紀錄現在只有公報檔等檔案；至於遊說紀錄，我們那天開會時，法制局同仁有和我們說明，可是後來我去查了一下，遊說紀錄就是只有民眾申請遊說那一張申請表的掃描pdf檔，就是這樣，我只可以查到這個東西，而且108年度全年好像只有8筆，109年度到目前為止有7筆，這和我們想像中遊說紀錄的頻率和次數也差太多！所以關於這個部分，我們想想看怎麼樣可以做得更完整，我們提出來這個應該也是要讓民眾可以瞭解、可以看到，這是要透明的部分。再來，黨團的資訊也是，黨團的成員、助理的列表及黨團運作的相關資料，包括會議紀錄、經費這些東西，我們希望我們開放國會這次可以拿出來做到。</text:p>
        <text:p text:style-name="P56">後面還有延伸行動和時程，我們也是做一個短期的規劃，當然還要再看未來實際怎麼執行，怎麼樣克服各樣的障礙。我們不占用大家太多時間，我們就提出二個，請周老師補充一下。</text:p>
        <text:p text:style-name="P57"><text:span text:style-name="T58">周韻采：</text:span>事實上我們那天跟資訊處開會的時候，其實同仁有提到有一個2年的資訊系統重整，像我們剛才講的投票紀錄等等，之後會變成結構化的方式來處理，但是我們覺得這個紀錄本來就有了，其實是可以更快，只是現在有一個標案，不過現在是在RFP階段。所以，那天我們跟第四組討論是不是可以把開放國會討論的意見先提供給資訊處，也許在RFP階段就可以做一些調整，甚至很快地就可以做處理，不用等到2年以後，而且目前RFP階段資訊系統的重整，如果這次沒有跟開放國會的需求連結，之後是不是又要做更多程序上的處理，我覺得這樣反而更耗工、浪費，甚至之後還要再追加預算，我想這部分希望未來可以跟資訊處做一些討論跟input的部分。</text:p>
        <text:p text:style-name="P59"><text:span text:style-name="T60">主席（林委員昶佐）：</text:span>我想這個不只是第二組，還有第四組，甚至是第三組，都有一些與現在資訊處做的重整工作有關，我記得上週開會時有提到，我們是不是請資訊處稍微說明一下，你們接下來的期程，就是關於重整的部分，我知道你們上週已經把大家的一些意見能夠融入的都先融入，但期程……</text:p>
        <text:p text:style-name="P61"><text:span text:style-name="T62">張處長孟元：</text:span>剛剛周教授的提問，我們可以回到問題的最前面的，我們先從投票紀錄開始，其實投票紀錄都有紀錄、都有登記，就是有些舊的資料還在公報要做回溯。我剛剛跟同仁討論，我們有沒有可能先提供新的投票紀錄，就是我們另外寫一個程式把它讀出來先提供。至於要回溯，因為你們要回溯的data非常多，可能是滿坑滿谷的，所以需要時間。另外，我們所謂的大公報系統，現在還在規劃階段，我們也非常歡迎周教授來指導，給我們一些建議把需求納入，但那真的需要時間，因為規劃還有coding，最後還要做migration data的整合需要時間。我們第一個可以做的就是未來的投票紀錄，日後我們先做一個parsing把資料讀出來，再用簡單的方式放到我們的Open data，這是一個即時的方式。再來，現在開放資料庫平台有議事、會議、質詢、委員，總共有35個資料集，然後用4種不同的開放格式提供，包括json、xml、csv及txt，這4種資料格式跟這35項資料集，如果有什麼不理想的地方，其實我們可以修正，可能是讀出來的格式或者是表達方式看不懂，我們都可以修正，後續可以再來討論，但是就開放資料部分，這是屬於我們的資料庫，那是沒問題，至於圖書館的資料庫，因為館長有來，我想可以請館長表示意見。</text:p>
        <text:p text:style-name="P63"><text:span text:style-name="T64">主席（林委員昶佐）：</text:span>請館長說明。</text:p>
        <text:p text:style-name="P65"><text:span text:style-name="T66">林館長瑞雯：</text:span>關於圖書館的資料，我們官網的開放國會的開放資料平台上面有放一些開放的資料，因為現在資訊處有一個大公報整合系統，會跟國會圖書館的部分做整合，到時候如果整合成功的話，這些資料當然都可以做公開，可以開放資料的，沒有問題。</text:p>
        <text:p text:style-name="P67"><text:span text:style-name="T68">主席（林委員昶佐）：</text:span>我可以再確認一下大公報系統設計案已經結束了？大概什麼時候可以公開？</text:p>
        <text:p text:style-name="P69"><text:span text:style-name="T70">張處長孟元：</text:span>沒有，我們還沒有公開。</text:p>
        <text:p text:style-name="P71"><text:span text:style-name="T72">主席（林委員昶佐）：</text:span>10月底、11月初整個行動方案完成的時候，到時候跟大公報系統要銜接會不會……</text:p>
        <text:p text:style-name="P73"><text:span text:style-name="T74">張處長孟元：</text:span>我們現在到處在找顧問……</text:p>
        <text:p text:style-name="P75"><text:span text:style-name="T76">主席（林委員昶佐）：</text:span>對啊，我們就把我們整理出來的一些資料，因為我們過去幾個月有一些是關於這方面的，就開放國會當然有很多層次，但是關於這方面的建議也是滿豐富的，我們再一起整理給……</text:p>
        <text:p text:style-name="P77"><text:span text:style-name="T78">張處長孟元：</text:span>差不多10月底嗎？我們就稍微調一下。</text:p>
        <text:p text:style-name="P79"><text:span text:style-name="T80">主席（洪顧問慈庸）：</text:span>針對第二組報告的部分，大家有沒有什麼意見或想法可以提出來，因為現在第二組又分成兩個部分，第一個部分是資料開放、第二部分是委員跟黨團資料公開的這一塊。今天也有黨團代表出席，因為第二塊跟委員、黨團比較相關，如果有意見可能要提出來，不然如果我們真的就這樣規劃下去，以後各位的資料可能就這樣被公開，所以這部分要請黨團如果有意見要先提出來。</text:p>
        <text:p text:style-name="P81"><text:span text:style-name="T82">主席（林委員昶佐）：</text:span>黨團代表可能要把這個議題帶回去跟黨團說明一下，我記得這幾個項目之前在第一組跟第二組都有討論，這幾組討論到的時候，包括助理資料的公開、黨團資料的公開等等，這些當然都會討論到，包括要注重個資方面的一些問題等等。接著，關於立法院內部委員跟助理的揭露，其實過去民間也有很多人倡議，所以如何符合個資的保障，又能夠揭露給人民，我舉例來講，上次我們也有提到有些人希望至少知道你聘用三等親有多少位，你不能公開個資，但至少如果有遇到三等親或親屬關係，或者是利益衝突關係時都應該主動揭露。行動方案未來如果把這部分納進去，就會成為各個黨團未來必須要面對，以及討論應該要怎麼公布的一個項目，所以這部分要讓每個黨團助理回去告訴你們的黨團或委員，你們可能要先想一下，未來在討論這一題的時候，各黨團的主張以及認為可以揭露到哪些部分。</text:p>
        <text:p text:style-name="P83"><text:span text:style-name="T84">邱秘書琬捷：</text:span>目前4個黨團只有國民黨黨團還沒有派員來。</text:p>
        <text:p text:style-name="P85"><text:span text:style-name="T86">主席（林委員昶佐）：</text:span>我都有跟林為洲委員講。</text:p>
        <text:p text:style-name="P87"><text:span text:style-name="T88">邱秘書琬捷：</text:span>我也有跟他們助理講，他們可能以後會派人，再來就是陳柏惟委員要另外通知，因為他是沒有黨團的。</text:p>
        <text:p text:style-name="P89"><text:span text:style-name="T90">主席（林委員昶佐）：</text:span>我想不要用直接這樣的聯繫，今天我們的會議記錄出來以後，跟黨團有關的部分，等於是正式發一個文給他，告訴他有這一項題目，請他們下一次派員時要說明他們的意見。</text:p>
        <text:p text:style-name="P91"><text:span text:style-name="T92">侯宜秀：</text:span>Freddy，我可以再問一下開放資料的問題嗎？其實剛才Freddy還有洪顧問講到後續開放哪些資料，這個跟內部的資料治理有關係，所以應該是流程，而不是個案去討論。我現在比較不清楚的是，網路上看起來立法院有一個開放資料服務平台，內容也還滿豐富的，但是現在管理這個平台的流程還有主管單位是誰？哪些資料要開放要更新，不知道實際上現在是怎麼做的，可以稍微講一下嗎？</text:p>
        <text:p text:style-name="P93"><text:span text:style-name="T94">主席（林委員昶佐）：</text:span>請資訊處說明。</text:p>
        <text:p text:style-name="P95"><text:span text:style-name="T96">張處長孟元：</text:span>我們現在分成會議跟議事類，還有一些是熱門主題，有質詢案、委員類、議事類、會議類，各位可以在我們的網站資料目錄上看得到，資料都是自動更新的，只要資料庫有更新就會自動進來，所以不是人工在管理。</text:p>
        <text:p text:style-name="P97"><text:span text:style-name="T98">侯宜秀：</text:span>那些類別已經設定好了，就是會固定更新那些類別？</text:p>
        <text:p text:style-name="P99"><text:span text:style-name="T100">張處長孟元：</text:span>對。</text:p>
        <text:p text:style-name="P101"><text:span text:style-name="T102">侯宜秀：</text:span>瞭解，實際上應該是資訊處在處理？</text:p>
        <text:p text:style-name="P103"><text:span text:style-name="T104">張處長孟元：</text:span>我們設定好這個原則之後，每天會自動processing上去，如果有什麼新的建議，我們把原則再放進去，討論過經過院方授權，這個可以公開，就可以公開。</text:p>
        <text:p text:style-name="P105"><text:span text:style-name="T106">侯宜秀：</text:span>是，瞭解。</text:p>
        <text:p text:style-name="P107"><text:span text:style-name="T108">主席（林委員昶佐）：</text:span>關於這一組的「便於取得利用的國會資訊」的第二部分，就是關於立法委員跟黨團助理的資訊公開，我剛剛有說，要請每個黨團代表回去確認一下，但是在這一組我看到的黨團代表，就是時代力量黨團代表─邑軒，那是不是可以請邑軒確認一下，因為我覺得這個wording，你們可能要確認一下，要不然到時候這樣提出去，到時候再講有很多意見也是很麻煩，所以是不是可以請時代力量黨團稍微確認一下關於第二項的部分，你橫向跟其他黨團也確認一下，可以嗎？</text:p>
        <text:p text:style-name="P109"><text:span text:style-name="T110">林邑軒：</text:span>好，那就等你發完文，我再處理。</text:p>
        <text:p text:style-name="P111"><text:span text:style-name="T112">邱秘書琬捷：</text:span>民眾黨有來。</text:p>
        <text:p text:style-name="P113"><text:span text:style-name="T114">主席（林委員昶佐）：</text:span>民眾黨黨團意見？</text:p>
        <text:p text:style-name="P115"><text:span text:style-name="T116">呂儀恬：</text:span>關於這一點，下禮拜在黨團法案會議上會討論這一題，在下一次會議上會提出民眾黨的意見。</text:p>
        <text:p text:style-name="P117"><text:span text:style-name="T118">主席（林委員昶佐）：</text:span>如果是這樣的話，民進黨黨代表也有來，對不對？</text:p>
        <text:p text:style-name="P119"><text:span text:style-name="T120">邱秘書琬捷：</text:span>賴委員的代表。</text:p>
        <text:p text:style-name="P121"><text:span text:style-name="T122">主席（林委員昶佐）：</text:span>我想今天在這邊的就帶回去，即時讓他們知道，只有林為洲委員辦公室那邊，不只要發文，應該這樣說，這4個黨團都要正式發文，請他們確認這個文件，並提供他們的意見跟建議，下一次至少有4個黨團建議的方向，下一次開會就可以凝聚起來，但是林為洲委員那邊再特別打電話去他辦公室，確認他有收到，今天其他3個黨團大概都收到了。</text:p>
        <text:p text:style-name="P123"><text:span text:style-name="T124">主席（洪顧問慈庸）：</text:span>針對這部分，到時候會有第一階段公開的時間，本來預計在30日就要做公開，因為相關的、比較細節的部分還沒有最後確認下來，在這一版的公開比較以廣泛的文字，不要那麼detail的去做……</text:p>
        <text:p text:style-name="P125"><text:span text:style-name="T126">周韻采：</text:span>可能跟國會提出來再做比較detail的討論，看看可以更明確化還是維持比較好，因為到10月底還有一些時間……</text:p>
        <text:p text:style-name="P127"><text:span text:style-name="T128">主席（洪顧問慈庸）：</text:span>但是因為第一階段要在網站上先公開讓大家來看，然後有意見再提供，所以第一部分比如我們資料的開放或委員、黨團助理資料公開的部分，就是在公開的第一階段可能不要把它寫得那麼死，就是我們一定要公開什麼，就比較原則性的方式來做，就是我們現在推的方向是什麼，第二階段還會再公開我們確認的內容，好不好？</text:p>
        <text:p text:style-name="P129"><text:span text:style-name="T130">主席（林委員昶佐）：</text:span>類似說黨團立法委員助理的利益衝突、關係等等這些公開，就先寫一個廣泛性，細節等到未來幾個禮拜，包括剛剛周老師講的，第二組、第四組要跟相關部門還有幾個黨團確定這個wording以後，我們再來做最後版本。原訂後天要上網公布，請大家再回饋意見的部分就寫一些比較廣泛性的文字，讓大家知道規定的是包括立法委員跟黨團的資料，裡面包括有利害衝突關係的這些就儘量揭露，大概是這樣的概念，這兩天再麻煩于顥協助大家把這個wording處理好，謝謝。我們現在再回頭請……</text:p>
        <text:p text:style-name="P131"><text:span text:style-name="T132">彭啟明：</text:span>我再提出一個意見，因為各部會或行政院都有開放資料的諮詢小組，雖然程序不見得很好，也有點形式，但其實大致上都有一些民間要求，或是程序上都開放資料每個部會，我們沒有透過立法院，或許我們這邊要求立法院要籌組一個，例如像開放資料的小組，因為那會跟我們開放國會不一樣，它是開放國會的一部分，所以是不是要有個小組，類似行政院的諮詢委員會，就是在立法院。行政院也有一個層級，也有一個諮詢小組，那這個小組做什麼呢？例如開放國會，其實要讓所有人知道最先進的國會開放了什麼？那我們開放了什麼，要盤點這個資料，要去做對照、對應，所以基本上這是每個政府單位要做的責任；第二個，可能是因為國情，我們再提出一些建議出來，所以我建議我們這邊做出一個條文要求立法院籌組，就是未來立法院要有一個開放資料的小組，這是在我們開放國會裡面，還是再額外一個組織，我建議可以把它列在裡面做一個參考。</text:p>
        <text:p text:style-name="P133"><text:span text:style-name="T134">主席（林委員昶佐）：</text:span>你現在說的是院內？</text:p>
        <text:p text:style-name="P135"><text:span text:style-name="T136">彭啟明：</text:span>院內。因為我知道立法院是沒有，或許我們這邊可以做第三點決議，讓他們有一個空間可以去籌組，未來他們要開放什麼東西，可以經過這個小組定期開會討論，讓大家可以知道，這是我提供的一個意見，就是加一個第三點。另外，我跳回來，因為上週六時，行政院國發會開了一個開放政府推動小組委員會，目前來看有一個初步共識，好像28日就會開第一次會，已經有提出幾個方案，大概就會通過了，然後就會送到行政院去，可能宣告明年1月1日為期大概3到4年會有類似自我宣告的IRM措施，這個進度再向林委員報告一下，所以這個要跟上，因為它是行政院院會通過的，那我們又是開放國會，所以這個關係可能要擬定清楚，如果要跟他們一起走的話，目前來看那邊的氣氛，很像是那邊做那邊的、這邊做這邊的，感覺我禮拜六參加的會議是這個意思。</text:p>
        <text:p text:style-name="P137"><text:span text:style-name="T138">主席（林委員昶佐）：</text:span>我稍微回復一下，禮拜五時我跟唐鳳政委討論也是這樣，就是10月底的時候行政院版本出來，然後行政院會通過。通過以後，目前的確還是這樣，而且因為行政院開放政府行動方案的內容、涉及的部會，當然都比我們龐大很多，因為行政院相關部會要處理開放的方案會比我們多很多，現在處理的方式就是他們處理他們的、我們處理我們的，因為我們兩邊的MSF的成員不完全一樣，最後放在同一個網址跟文件裡面，開放國會變成整體臺灣開放政府的行動方案裡面屬於國會的這個部分一起送給OGP，大概是用這樣的方式，所以原則上都還是繼續我們本來已經擬定的步驟繼續走下去，只是在提交給OGP的時候是用整合起來的方法，而不是送兩套文件、兩個窗口過去，不是這樣子。但是對方OGP那邊有任何問題，關於國會的時候還是直接跟我們聯繫。至於剛才談的院內要不要有一個諮詢小組，我在想這到底是屬於「國會識讀與教育」，還是屬於「開放國會之原則價值」？我記得「開放國會之原則價值」裡有談到如何儘量讓各黨團及民眾未來都能更容易理解這件事。或許可以請院內成立，或資訊處直接就有人可以擔任窗口，這部分我們可以再建議。</text:p>
        <text:p text:style-name="P139">彭老師的意思是否是指，如果未來有人要繼續知道這件事的進度，除了詢問未來的MSF以外，院內應該要有能了解關於開放國會相關事務落實的狀況？應該是這個意思。是不是先請民主實驗室報告「開放國會之原則價值」？</text:p>
        <text:p text:style-name="P140"><text:span text:style-name="T141">吳銘軒：</text:span>星期五時，我們第一組跟立法院行政部門，包括資訊處和議事處等的同仁一起討論。綜合來說，第一組因涉及原則和精神，而分成兩個部分，第一部分大多是有關宣示性的精神和價值等相關文字，被放到表格裡就顯得不很適當。第二種是有一些具體希望能推動的事，跟其他各組在討論的事項有些重疊，所以我們希望能提出二個具體的建議。第一，有些內容可能不是用表格的方式呈現，而是用原本的文字述方式。第二，今天要和各組協調，是否其他的內容已被納入到各組，是否有展開新的討論？我往下再向各位逐一說明，請Ronny移到第一個表格。</text:p>
        <text:p text:style-name="P142">第一個表格和第二個表格談的就是促進多元討論和建立開放文化。這兩部分主要針對立法院公共事務的討論，以及現在要做開放國會的話，在文化上的改變。這二部分都是比較屬於原則和價值的部分，也需要上位的首長，尤其是立法院院長或各黨團一起討論和推行，比較不涉及立法、修法或立法院內部行政同仁可以處理的。</text:p>
        <text:p text:style-name="P143">再往下，第三個表格是立委一般標準的行為準則，針對人民對立委的信任如何提昇？對立法委員及立法院整體的社會形象等。這個部分也需要立委之間的意志，即針對各國一般的國際標準來進行討論，還是先放在這裡。</text:p>
        <text:p text:style-name="P144">再往下是有關「資訊開放的即時與明確性」，當時花很多時間討論，現在這裡是負面表列。除涉及國安機密等部分不公開之外，在討論結果之後，可能會直接改成是正面表列，因為這個範圍可能太大，用正面表列的方式來處理。現在資訊處和立法院都有開放相當多的資訊中，具體要做的事，以及現在已開放及未開放的資料是哪些？都能有一個明確的整理，這部分涉及的工作其實也不多。</text:p>
        <text:p text:style-name="P145">再往下一個是「資訊開放的主動性」，這裡因為有提到鼓勵主動揭露、主動通知，把「參與」拿掉，並移到相關參與的部分。有關這個主動的訂閱機制，據資訊處的說明，是在立法院新網站改版的計畫當中就已列入這項，未來民眾針對自己有興趣、關心的議題，或是法案等，都可以訂閱，會主動收到相關的通知。這部分因為與「便於人民參與的國會」或「便於取得利用的國會資訊」這二組有關，相信在這裡面也有一些討論。</text:p>
        <text:p text:style-name="P146">再往下是「可供選民監督立委的資訊」，這比較麻煩。首先，主要的目標是現行陽光法案要求揭露的資訊應該彙整在立法院的網站，但問題是立法院的網站上能放什麼資訊並沒有法律上的依據，也沒有任何相關的規定。以立委的介紹頁來說，現在是各個委員提出要求希望協助放些什麼，以介紹個人為主。因為立法院的行政部門沒有依據，也沒有相關的法律，所以其實也很難進行，這部分可能就會涉及立法或修法的部分，當然這也牽涉到委員之間要再進一步的討論。</text:p>
        <text:p text:style-name="P147">再往下有關「立委助理透明化」的部分，比較具體就是針對立委助理的部分，其實在上一屆國會曾有討論過立委助理聘用條例，聘用部分不只是關於立委助理資訊的揭露，可能還包含他們的勞動條件等等，應該回歸到這個討論裡，這是具體的建議。我再補充一下，以現行制度來說，立法院的人事部門其實只是幫忙投保勞、健保，其實也沒有權利要求他們要提供什麼樣的資訊或揭露什麼樣的關係，大部分還是有關法律依據或相關立法、修法的部分，需要靠委員們努力。</text:p>
        <text:p text:style-name="P148">倒數第二項是「全面檢討遊說登記、公聽會、聽證會」，因為它是一個原則和價值的部分，所以應該還是會把這個wording留在這裡，但是因為涉及到其他組，我想確認是否各組已經有討論公聽會、國會聽證會或遊說登記相關的制度？是否都有散落到不同的組別？如果有的話，等一下請各組補充。主要是三項，包括國會遊說、公聽會和聽證會。另外在公聽會的部分，還包含法案追蹤，很多人會覺得參加完公聽會，後續到底是什麼？結論是什麼？我的意見是如何被討論和使用？這些部分都沒有再主動通知。所以就追蹤的部分，不知有討論到公聽會的這組是否有納入？希望能補充說明。</text:p>
        <text:p text:style-name="P149">最後一項其實也是滿抽象的，主要是民眾除了打電話給委員辦公室，去施壓、表達意見或上留言板外，立法院是否有提供其他表達意見的型式或管道？包括請願法等現有機制，如何再做檢討或再納入開放國會想推動的事項，就可以再進行討論。</text:p>
        <text:p text:style-name="P150"><text:span text:style-name="T151">主席（林委員昶佐）：</text:span>因為這組主要是大方向的原則價值，一定會跟其他組有重疊或類似的部分，所以是否可確認它在重疊的部分應該怎麼去表現？可以在第一組中還是把它留著，但寫得比較更籠統，細部是其他組在處理的？而另外一種方式是直接刪除，由其他組處理？剛剛看到有助理資料的揭露，以及像公聽會等部分是否在便於人民參與的國會裡面也有？</text:p>
        <text:p text:style-name="P152"><text:span text:style-name="T153">主席（洪顧問慈庸）：</text:span>因為某部分可能跟法制上需要去做配合，先請法制局陳局長就他剛才報告的內容提供意見。</text:p>
        <text:p text:style-name="P154"><text:span text:style-name="T155">陳局長清雲：</text:span>剛才的報告中關於遊說登記的部分，法制局在鎮江會館一樓有一個遊說登記辦公室，專門處理遊說登記，但自當時實施的時候，因為熱度比較高，登記的件數就比較多，然而到目前第10屆之後，件數變得比較少。我們探討了許多原因，包括遊說法中公開的部分，有很多團體都會登記後進行遊說。但事實上立法院目前在處理的是，對於有來登記的部分，在不違反個資法的規定之下，有一些相關資料都可以做統計和公布；但沒有來遊說的，就很難認定他到底有沒有去遊說，因為它是檯面下的，不是在制度上按照遊說法規定去辦理登記的部分，我們就不會知道。</text:p>
        <text:p text:style-name="P156">所以未來可能在開放國會的部分，是否要加強宣導？讓相關法案中必須跟立委進行遊說的部分，鼓勵他們按照法律規定登記，這樣會比較透明化。否則有些人可能不知道，或是沒有一個強制的規範，對於想要遊說法案但沒有登記的情形，要如何處罰或做適當的處理？事實上立法院也沒有公權力可以對他們處分。這部分可以加強宣導，其實法律規定都已經有了，但有些人是直接跟立委講，或透過立委的選民服務直接請委員幫忙，就沒有來登記了，這種情形應該也是有，但法制局目前處理的是有來登記的部分，報告完畢。</text:p>
        <text:p text:style-name="P157"><text:span text:style-name="T158">主席（洪顧問慈庸）：</text:span>另外我有一個問題，剛剛有關監察院的資料，如果我們要介接到立法院的委員資料中，將之整合在一起，在法令上面是否會有需要調整的地方？</text:p>
        <text:p text:style-name="P159"><text:span text:style-name="T160">吳銘軒：</text:span>我先補充一下，因為這個政治效應很高，我們還討論到另外一種情況，就是不透過立法院的網站，而是現在組了這個開放國會推動委員會（MSF）或開放國會行動方案，最後架一個網站，在這個網站裡去串接各個不同的資料，這也是另外一種形式。</text:p>
        <text:p text:style-name="P161"><text:span text:style-name="T162">田君陽：</text:span>我想先回應法制局局長的意見。有關遊說這件事，其實我覺得可以考慮更換設置的地點，不要在鎮江會館。有時候在登記的時候，反而在中興大樓是個熱點。如果在跟阿姨換證的同時加以宣導，要進行遊說的話，順便進行遊說登記，這在現行架構下是可以調整的。也就是宣傳的熱點其實可以是在換證的阿姨那邊，我覺得這會比較有效。通常大家要直接進到立法院裡，不會走到鎮江會館，會到鎮江會館通常是因為王前院長在那裡，要去找王前院長的時候才會繞到鎮江會館，不然各黨團的辦公室其實都在青島一、青島二、青島三和中興大樓，我覺得這可以試著去調整看看，或請駐衛警協助宣導。假設今天要拜會黨團，在換證的同時，量完體溫後就可以順便詢問是否要填寫這份表格。我覺得這樣做在一定程度會使遊說登記的成效比較紮實。</text:p>
        <text:p text:style-name="P163">第二件事，在第二組的部分想補充一件事，有關委員出國的國會外交事務費，我覺得也要列入到這次公開的範圍，因為過去其實立法委員一年都可以申報二次，當然需要公布的內容或報告之中，至少是出國地和使用方式可以一定程度的揭露，因為剛剛沒有提到這一點，但我覺得委員的國會交流事務費也應該納入。過去其實像委員會的考察報告，其實在第9屆和第10屆時各委員會都有揭露了，所以反而在委員會公辦的考察是有公開，當然他公布的成效和格式不太一致，但現在就剩委員出國交流事務費這部分是完全沒辦法去揭露的。當然這部分也會和黨團聘用助理一樣，有一些政治的考量和考慮，我只是提個建議，希望列入到第二組的結論裡面。</text:p>
        <text:p text:style-name="P164"><text:span text:style-name="T165">趙恭岳：</text:span>口袋國會feedback。其實剛剛討論到，關於遊說法或一些相關資訊的揭露，那天我們和資訊處或公報處其他同仁討論到，現行的資料上可能很多都有。以遊說登記而言，會反應到委員協助開公聽會、借用會議室等情形。但以公聽會為例，現在的狀況是這些資訊在網站上的時間就是一天，顯示是委員已登記，名稱是什麼？然後就消失了。它其實沒有在整個資料庫裡面儲存，沒有辦法被以Open data的方式被撈出來。以現有的資訊方面，如果有辦法在現階段改變它的儲存方式，也能讓機器讀取，我想未來資訊處同仁要再重新去處理時，相對來講會容易很多，這是feedback。如果以剛剛提到遊說的狀況，其實現在有一些相關訊息就可以加以盤點，是否能在儲存、被搜尋或揭露的方式上做一些改變。</text:p>
        <text:p text:style-name="P166"><text:span text:style-name="T167">張處長孟元：</text:span>謝謝指教。有關會議室登記，不管是委員的公聽會或各黨團的會議，在會議系統上是有公開且是外部可以查詢的。如果要變成Open data也沒有問題，現在的系統就可以查詢了，只是目前可以做到的是，如果想要回溯的話，要去以前的日期查詢才看得到，並沒有特別去標示。</text:p>
        <text:p text:style-name="P168"><text:span text:style-name="T169">主席（林委員昶佐）：</text:span>我把剛才幾個意見稍微整合一下。除了會議室租借的資料也放到公開的Open data以外，還有剛才君陽有提到的，一個是遊說登記的地方是否可調整到熱點？也就是會來登記或拜訪委員的一些地方。這應該已是未來的執行面，不管是便於人民參與或放在第一組的原則價值的公聽會來進行遊說等等制度面，未來應該是可以參考的一個方式，在執行面上可能馬上就會顯現比現在好的效果。另外我覺得滿重要的是，剛才君陽提及「便於取得利用的國會資訊」裡，是否要增加國會外交事務經費？那是委員每年都有一筆固定出國事務費的資訊揭露，我想應該把它加進去。當然這可能也要讓黨團知道一下。</text:p>
        <text:p text:style-name="P170"><text:span text:style-name="T171">吳處長慧玲：</text:span>但是還是要了解到什麼程度。</text:p>
        <text:p text:style-name="P172"><text:span text:style-name="T173">田君陽：</text:span>對。</text:p>
        <text:p text:style-name="P174"><text:span text:style-name="T175">主席（林委員昶佐）：</text:span>基本上你去哪個國家、何種目的，至少這幾個部分大概可以確定一下。我們現在講的是個別委員，大家可能不知道國會外交或出訪當然有委員會主辦的，有時是立法院和外交部或和相關部會都會辦一些需要請委員一起去的，但現在談的是委員每人每年有20萬元的出訪費用，這些無論是考察或做任何目的，目前都是沒有開放的。所以這部分是否請4位黨團代表回去也說明一下？我們先把它補充到第二個「便於取得利用的國會資訊」裡面好嗎？</text:p>
        <text:p text:style-name="P176">我剛剛是把大家講的意見再補充到每個組別裡面，但現在還是要回到剛才第一組報告的內容，其他組別有沒有發現跟你們有重疊的部分？如果有重疊的狀況，各位是建議把它直接從第一組刪掉，之後在其他組別處理就好，還是用什麼樣的方式？大家有沒有建議？我剛才聽到重複的，有助理資料的公布、公聽會等資料或許會與「便於人民參與的國會」的部分會有重疊。我們先請其他組報告完再來討論重疊的部分好了，各組有跟其他組有重疊的部分應該都有稍微註記了，我們最後再來討論。現在進入「便於人民參與的國會」，請賴香伶委員辦公室發言。</text:p>
        <text:p text:style-name="P177"/>
        <text:p text:style-name="P178"><text:span text:style-name="T179">呂儀恬：</text:span>我是賴香伶委員辦公室代表呂儀恬，在此簡單報告第三組「開放參與國會」收攏的草稿。我們主要是以兩大點，分別是立法倡議平台和改善立法院的實體參與部分。在立法倡議平台方面，是一般人民在對於一些自身的提案希望能被立法院討論，像立法委員也常會接到一些民眾的聯繫，比較少是團體直接來電或發信給立委，希望能夠提供一些立法建議。這部分就可以給一些非屬民間團體的人民有機會讓立法院討論到他們的提案，也可以連署相關的提案。我們這邊也有提供，就是蒐集意見的話，也不一定是要以現有的立法院平台，可以採用一些新型的線上平台，也可以建立訂閱的機制，讓民眾針對自身關心的議題去訂閱，也可以了解進度。但有一些疑慮是關於網路文字上傳達的意見有限，所以針對實體會議或活動的話，還是希望能有更好的參與方式。</text:p>
        <text:p text:style-name="P180">第二大點是改善立法院的實體參與，這部分除了剛剛其他組別都有提到的公聽會之外，最重要的是立法院地理位置的改善，因為中南部的民眾如想要陳抗，都可能需要北上到位於臺北市的立法院來，交通費是大家比較考慮的部分。如果是線上參與的話，可能就沒有實體的參與度高，所以有民眾也希望可以考慮中南部的據點，或部分的公聽會可以在中南部舉行，讓民眾也可以就近參與。</text:p>
        <text:p text:style-name="P181">另一點是有關12歲以下的小朋友無法進入立法院，有些民眾如果想要拜訪，小朋友會沒有地方安置，這點可能比較難加以改善。其他包括公聽會及遊說的部分，其他組別都有提出相關意見。我們這組主要是針對民眾對於公聽會的後續作為比較難加以追蹤。另外，一些民眾要參與公聽會議題時，比較難以準備，因為他們不像我們立院或黨團能馬上跟官方做直接溝通，所以對於議題瞭解的不具體及該如何發言等部分就比較難以了解。除了官方的公聽會之外，立委自行辦理的沒辦法有逐字紀錄，部分也無法線上直播，另外還有IVOD及無障礙的部分，不知立法院可否提供相關的資源供立委使用？我們後續都還要再做討論。</text:p>
        <text:p text:style-name="P182">有關遊說法的概念，剛剛前幾組有統整了目前實際遇到的遊說團體數量相較於有做登記的數量，出現滿大幅度的差距。所以，除了增加小團體的行政成本外，是否應該讓遊說者更加了解為什麼要登記？剛剛君陽有提到是否在遊說登記可做地點上的改善，也是其中一個可以考慮的。</text:p>
        <text:p text:style-name="P183">至於旁聽的部分，如果有常來立法院旁聽的團體，應該都了解委員會的旁聽席大部分都被記者們佔據了，這部分也希望立法院可以在委員會會議室裡設立一個媒體區，避免參與旁聽的民眾被媒體們干擾。</text:p>
        <text:p text:style-name="P184">後面是我們有做一個小小的收攏表格，第一個是剛剛有提到的立法倡議平台的部分，主要是行政院都有公共政策的參與平台，立法院目前是沒有的，這部分也有列進來。後面是改善公聽會的體驗，最重要的一個是中南部的地理障礙，有沒有空間可成立其他辦公室？或我們可去了解其他國家在異地辦公聽會方面，是否有類似的前例？遊說登記的部分，目前都是在鎮江街的警衛室登記，沒有強制力，可否規劃改善遊說法的修法方向？旁聽體驗的部分，目前都還是以民間團體旁聽為主，比較少是真的有民眾對立法有興趣，自己跑進來會比較困難，尤其是在換證這件事，如何便於民眾換證？各位今天過來立法院是需要有登記姓名才能換證，其餘的如果是一般民眾想來參與各個會議的話，會不會難以登記和參與？希望我們這裡能做相關的改善。</text:p>
        <text:p text:style-name="P185"><text:span text:style-name="T186">主席（洪顧問慈庸）：</text:span>請雨蒼發言。</text:p>
        <text:p text:style-name="P187"><text:span text:style-name="T188">林哲瑋：</text:span>我補充一下，有一點我寫錯了。這是草稿而已，可能還要再討論一下。公聽會的部分是完善紀錄，下面的部份其實是弭平立法院物理空間障礙，是否還有什麼可行的方案？那個部分我會再拆開來，跟大家說個抱歉！</text:p>
        <text:p text:style-name="P189"><text:span text:style-name="T190">主席（洪顧問慈庸）：</text:span>請法制局陳局長發言。</text:p>
        <text:p text:style-name="P191"><text:span text:style-name="T192">陳局長清雲：</text:span>我做個回應。有關提到遊說法要修法的部分，因為遊說法的主管機關是內政部，他們也在研擬相關的修法。因為立法院行使立委職權，是合議制，我們幕僚的意見會先提出來，到底有沒有修法的必要，或是目前的法律規定就可以處理了，我們會全面檢視。第二點是有關遊說的宣導，剛剛有人提出非常好的建議，在辦公地點來申請是可以處理的，但若在適當的地點，譬如在立法院網站就可以做一些宣導，希望民眾了解遊說登記的規定，有必要就可以透過網路看到，或是我們在適當的地點，例如委員研究大樓警衛室，或適當顯著的地點，如能加強宣導，我想對未來遊說案件的登記是有幫助的。</text:p>
        <text:p text:style-name="P193"><text:span text:style-name="T194">林哲瑋：</text:span>我稍微回應一下。我這邊的步驟大概是做以下的規劃，這是我自己初步想的。第一是要先調查了解各國的遊說制度怎麼推的，就臺灣的遊說制度還需要了解各黨團的看法，最後再辦理工作坊，了解初步的改善方案。有了初步的改善方案之後，再來看這部分是不是要由內政部或法制局先行處理。當然也要編列研究預算，因為也要比較各國的法制，要確定這樣的規劃是不是OK的。</text:p>
        <text:p text:style-name="P195"><text:span text:style-name="T196">陳局長清雲：</text:span>這是非常好的建議，我們會朝這個方向來研擬。</text:p>
        <text:p text:style-name="P197"><text:span text:style-name="T198">主席（林委員昶佐）：</text:span>我想雨蒼的這個方案其實就整合了剛才其他幾組提到關於遊說的問題，我覺得是滿適合放在我們這個行動方案裡有關文字描述的方式，因為我們其實有滿多的討論都已經進入細節，很多建議在雨蒼的各個描述中都會發生，包括剛才提到的遊說地點或修法等問題。所以我還是要回來確認一下，每一組應該都要註記一下跨組有重疊的事，剛才提到關於助理的公佈、遊說、公聽會，我會反覆提醒大家。如果各位還有註記到什麼，等一下這幾個組都講完時，我們還是來討論一下這些重複的部分如何處理。有關助理公佈的部分，除了詢問每個黨團以外，應該也要問一下助理工會，他們認為怎樣的公佈是最保障這些助理的個資或其他應該保障的部分。</text:p>
        <text:p text:style-name="P199"><text:span text:style-name="T200">主席（洪顧問慈庸）：</text:span>我補充一下，剛剛有提到中南部的據點，現在在臺中霧峰有一個立法院中南部服務中心，可見大家都不知道這件事，立法院會檢討再加以宣傳。在立法院中辦的運用上是可以再加強的，後續我們再想想可以多做些什麼事情。另外，今天在會後，因為各組已經都大概收斂到一定的程度，我們會把目前大家的提案先都一併提供給法制局，法制局也需要就整個法令逐一幫我們盤點一下哪些是會有牽涉的部分，並在下次會議提出給我們，這樣比較保險，因為現在聽起來，各條好像有的有需要，有的沒需要，有點雜亂。這次開完我們會整理所有資料，再一起提供給法制局。</text:p>
        <text:p text:style-name="P201"><text:span text:style-name="T202">陳局長清雲：</text:span>這沒有問題。</text:p>
        <text:p text:style-name="P203"><text:span text:style-name="T204">主席（林委員昶佐）：</text:span>今天我們所有東西整理出來，理論上後天會有一個上網公佈的版本，等大家報告完以後，如果還有沒放進表格裡的就都放進去，于顥應該會做一些秘書作業，讓它比較廣泛性地公佈。至於有些細節，不只是要跟法制局確認，可能也要跟其他部門確認，回去和黨團確認等等。所以有一些比較細部還未完全確認的部分，就會先刪掉，用統整性的文字來描述。我們在後天公佈時，就會是目前比較能公佈的版本。</text:p>
        <text:p text:style-name="P205">再來「數位化的國會」部分，請Ronny做報告。</text:p>
        <text:p text:style-name="P206"><text:span text:style-name="T207">王向榮：</text:span>我是屬於「數位化的國會」這組，我已經收斂成了5個行動方案的項目，其中第一個項目是關於立法院資訊系統的整合。根據之前的一些訪談和研究，發現有民眾希望非常多網站的需求，很多需求其實本來就有，只是民眾不知有這些網站的存在。在接下來的資訊整合的部分會有一個很大的目標，就是如何做到讓大家很容易找到功能，或大家需要的功能不存在時，後續要被做出來的規劃。更細項的內容，我們可能會和資訊處做溝通和了解。</text:p>
        <text:p text:style-name="P208">第二項是強化關鍵字搜尋的部分，因為很多民眾提出他們在搜尋相關資訊時，沒辦法用到精準的用字，會造成找不到他們需要的資訊。這部分經了解後，得知主要是國會圖書館有一個權威資料庫，裡面有很多書籍或名詞的對應，我們可能還會再找國會圖書館，了解這部分是否有機會開放或協作，或是和資訊處的網站再做整合。這部分的細項希望之後有時間再跟國會圖書館多做了解。</text:p>
        <text:p text:style-name="P209">第三項是數位代碼和永久網址的部分，是因為很多網站改版之後，舊網址就無法生效，或目前立法院有很多網站是網址可能只會生效半個小時左右，半個小時後那個網址就無法再使用。要分享給別人的時候，就沒有網址，他就看不到東西了。所以，這部分希望有一個明確的網址規則，只要知道網址規則和代碼，就能連上需要的頁面，這個網址是不會被消失的。就算網站改版，標案重開了，它這個網址還是可以沿用下去。以上是行動方案第三部分。</text:p>
        <text:p text:style-name="P210">第四是關於開源的部分，因為目前開源的部分是國際趨勢，在開會過程中我們也發現英國國會有key hub，幾乎把所有網站都放在上面了。我想請教立法院是否能夠對新的標案以開源為優先考量？只要它沒有安全疑慮，是否能夠被開源？</text:p>
        <text:p text:style-name="P211">第五項是針對數位影像的部分，目前這部分要做的事情可能都需要修立法院內的管理規則，現在立法院的立法會議錄影錄音管理規則內，其實是無法被再利用，可能需要修法再去修改裡面的內容，讓每個立法院語音的再利用能夠被開放出來。以上是我們這組目前收斂到的五個行動方案。</text:p>
        <text:p text:style-name="P212"><text:span text:style-name="T213">主席（林委員昶佐）：</text:span>不知道有沒有什麼回應？</text:p>
        <text:p text:style-name="P214"><text:span text:style-name="T215">張處長孟元：</text:span>先回應開放原始碼的部分，這部分我們真的沒辦法做，因為太危險了，馬上就被駭客攻擊了，真的很抱歉！但如果是開放data，我們會儘量做。開放程式碼實在是沒道理，我們為什麼要開放程式碼呢？再來是提到影音平台可以更多元利用，各位可能指的是所有委員相關的資料，待會請公報處做說明。還有關於固定網址的部分，資訊處做的網頁都是固定網址，這部分可能就要麻煩國會圖書館來做說明。</text:p>
        <text:p text:style-name="P216"><text:span text:style-name="T217">主席（林委員昶佐）：</text:span>請圖書館館長回應一下。</text:p>
        <text:p text:style-name="P218"><text:span text:style-name="T219">林館</text:span><text:span text:style-name="T220">長</text:span><text:span text:style-name="T221">瑞雯</text:span><text:span text:style-name="T222">：</text:span>針對你剛剛所說的兩件與國會圖書館有關的事項，也就是網址部分，當初是因為考慮到資訊安全與系統效能等原因，所以連結網址是隨機、亂數包裝，再加上逾時登出時間的計算機制製作，所以連結是浮動的、是有時效性的，不是永久性的。為什麼會這樣？是因為之前曾經發生一件事，就是有人瞬間大量調閱公報，達300頁以上，結果導致整個系統當掉，很多委員研究室就跳腳了，質問怎麼會這樣。所以，我們才會採浮動方式，原因是這樣的。</text:p>
        <text:p text:style-name="P223">至於第二個問題，您提到的是關鍵詞。這是我們在做資料分析時，內部自己所做關於同義詞的權威控制，是在內部作業上使用，應該不屬於開放國會資訊。這是我們內部使用，目的是做關鍵詞的權威控制。</text:p>
        <text:p text:style-name="P224"><text:span text:style-name="T225">王向榮：</text:span>關於網站部分，其實可以用大量存取時會有的驗證碼，或者，假設今天另外做over data，其實需要大量資料時，就會從over data取得，不需要透過網站爬蟲來爬，如此網站本身的負載也會相對降低很多。或許我們之後可以再從這個部分溝通。</text:p>
        <text:p text:style-name="P226">再來是權威資料庫部分，雖然這部分現在是由國會圖書館內部使用，但是其實外部在做研究或做資料連結時，這些資料其實也有非常重要的價值，所以，大家都是各自編輯。如果國會圖書館願意把這一塊開放出來，讓大家一起使用，我覺得會非常有幫助。</text:p>
        <text:p text:style-name="P227"><text:span text:style-name="T228">林哲瑋：</text:span>我要補充一點，第一是開放原始碼部分，黨產會網站就是開放原始碼，公開在E Hub上。開放以後，促轉會因為需要使用，又是同一間廠商，所以直接取得原始碼，把原始碼用在促轉會網站上，所以，這兩個網站長得非常像，就是因為原始碼本來就是同一個。同一原始碼其實有一個很大的好處，就是鼓勵廠商重用這些模組，如此廠商在製作時就會更用心。而且我們當時執行標案時，也特別告知廠商會開放原始碼，如果廠商寫得不好，日後就會被大家嘲笑──大家都知道，報稅系統前身的關稅系統就一直遭到大家嘲笑─所以不能寫得太爛。後來廠商做出來的品質確實好很多，我們也特別雕琢過裡頭一些內容。面對擔心網站可能遭到入侵的問題，我們直接放在託管網站上，當地就有Google機房。把資料放在那裏，就算遭到入侵，也不會直接波及立法院或黨產會內部。</text:p>
        <text:p text:style-name="P229">再來是瞬間流量問題，可以使用CDN服務，黨產會其實就用了這種CDN服務，所以流量再大也不怕。</text:p>
        <text:p text:style-name="P230"><text:span text:style-name="T231">張處長孟元：</text:span>我們有CDN服務，但是我們不公布原始碼。</text:p>
        <text:p text:style-name="P232"><text:span text:style-name="T233">林哲瑋：</text:span>我只是提供訊息，說明以前有這樣的做法，目前也維持，並沒有發生太大的問題。</text:p>
        <text:p text:style-name="P234"><text:span text:style-name="T235">主席（林委員昶佐）：</text:span>我稍微補充一下。日前的第四組會議，我也在現場，當天資訊處人員應該也有來。我想在此稍微說明一下，當天的開會結論並不是立法院所有系統的原始碼都要開放，而是概念上希望未來不論是新程式或系統，都能選擇其中沒有資安問題的部分嘗試看看，也就是用開源程式處理某一塊，這樣嘗試看看。所以，我們並非要把過去的原始碼或系統全都開放出去，而且，過去也不是用開源程式來寫，如果要把過去做出來的東西都改為開源程式的話，可能也有一些問題。我們日前主要是希望未來用API，對不對？</text:p>
        <text:p text:style-name="P236"><text:span text:style-name="T237">張處長孟元：</text:span>Open API。</text:p>
        <text:p text:style-name="P238"><text:span text:style-name="T239">主席（林委員昶佐）：</text:span>對，我們當天就是討論，如果API沒有資安問題，是不是可以從這邊試試看。畢竟開源程式也是滿重要的趨勢，幾個國家、就像我們剛才提到的英國國會，也開始做這些嘗試，所以我們也希望在亞洲這邊開始，儘管我們事實上使用開源程式的範圍很小，只選擇某一塊絕對沒有這方面問題的網站，例如在E Hub上有個帳號、有個網站，但是可以讓開源社群覺得亞洲也有一個國家開始做這件事，只是我們的嘗試是非常保守的，這樣就好了。</text:p>
        <text:p text:style-name="P240"><text:span text:style-name="T241">張處長孟元：</text:span>謝謝主席。那麼，我們目前也順便討論Open data平台API託管E Hub，是不是？在上面做API的Open source？因為既然要做Open data，所以那邊的API應該自然就可以做。</text:p>
        <text:p text:style-name="P242"><text:span text:style-name="T243">主席（林委員昶佐）：</text:span>我想，到時候要看看程式寫起來跑跑看，不要讓外界誤以為我們好像要針對以前做過的系統全都開放原始碼，所以，我們要再讓文字適當一點。我覺得，對社群來講，往這個方向走一步，也代表我們向全世界某些比較進步的趨勢踏了一步，這是重要的象徵意義。</text:p>
        <text:p text:style-name="P244"><text:span text:style-name="T245">耿璐：</text:span>我是開放文化基金會的耿璐。我覺得要不要開放原始碼就是需要比較完整的考量，包括為什麼要開放原始碼以及開放之後希望達到的作用。我也想回應一點，就是開放程式碼與安不安全是完全不相連結的，因為全世界大部分知名網站，像是Signal這種在端對端加密方面非常有聲譽的軟體，其程式碼就是完全開放的，現在也有滿多聲譽比較好、備受信任的資安軟體，程式碼其實也都是開放的，其實大家只看到這些程式寫得超好，很難被攻破，也因此認可他們的資安能力很好。所以，程式碼開放與安不安全之間其實沒有直接連結，重點應該在於軟體設計，就是在寫程式時應該做什麼資安防護。所以，我認為在思考是否開放程式碼時，或許不該馬上先覺得很不安全，應該還要多方面想想要怎麼設計。</text:p>
        <text:p text:style-name="P246"><text:span text:style-name="T247">主席（林委員昶佐）：</text:span>我們今天不用進入到這個層次辯論，只要能多踏一步，表達我們面對世界趨勢也願意嘗試看看，我認為這對臺灣來講就已經是很不錯的進展。我覺得也不用把API要開放等內容寫進去，就寫在沒有資安問題的範圍去做這方面的嘗試，把這部分文字寫得比較精準會比較好。</text:p>
        <text:p text:style-name="P248">針對數位化國會，各位還有沒有什麼意見？</text:p>
        <text:p text:style-name="P249"><text:span text:style-name="T250">周韻采：</text:span>在關鍵字部分，如果沒有牽涉智財問題，那我建議還是釋出，因為會讓立法院的外部與內部資訊溝通更為順暢。其實，大家的主要問題就是在搜尋時找不到所需資料，就立法院內部而言，可能就是因為國會圖書館建構資料庫時下的關鍵字不同大家想像，或者用的是一般人其實不太理解、或設計者直覺上認為使用者會搜尋，事實上卻不會的關鍵字，例如同婚法案，一般人應該找不到，因為法案中其實完全沒有「同婚」這個字彙，但要背這麼一長串對外部搜尋來說有點困難。而且，如果釋出，對於其他機構─包括新聞、報社等資料庫，都可以同步擴張關鍵字，如此委員個人資訊其實會更豐富，以後甚至連新聞報導與委員的個人資訊都可以串接起來。還有，國會或國圖、央圖等單位也可以再擴充關鍵字，其實方便民眾對立法院有更多了解。所以，如果沒有智財權保護問題或者已經是公共財，那我建議還是釋出比較好。</text:p>
        <text:p text:style-name="P251"><text:span text:style-name="T252">葛傳宇：</text:span>剛才周老師提到一點，就是立法院網站的資料非常豐富，我也上過幾次。由於我長期關注國防與外交事務，曾經嘗試在國會圖書館搜尋一些關鍵字，比如說ODA臺灣對外援助金額如何、國防預算公開與非公開部份的逐年總數是多少，結果卻發現必須連結行政院主計總處，無法在立法院預決算資料或國會圖書館找到，我覺得很可惜。剛才周老師講的概念就是關鍵字的相關性搜尋，比方說，我打「ODA對外援助」或「政府開發援助」，這些都應該引進，這樣不管是對立法院、立法委員助理的法案研究或外部學者研究都會非常便利。以上是我的簡單報告與建議。</text:p>
        <text:p text:style-name="P253"><text:span text:style-name="T254">主席（林委員昶佐）：</text:span>圖書館方面要不要再做說明？</text:p>
        <text:p text:style-name="P255"><text:span text:style-name="T256">林館長瑞雯：</text:span>立法院智庫這些系統的關鍵詞因為做了權威搜尋，查詢是沒有問題的，比如說查詢「陸配」時，當然也可以找到大陸新娘的資料。只要是使用者想到的任何詞彙，我們都預先做了對照表，所以是沒有問題的。這項資訊屬於TXT檔，並不是很有結構的資料庫，但如果大家覺得這樣做對大家有幫助，本館應該也會開放，沒有問題。</text:p>
        <text:p text:style-name="P257"><text:span text:style-name="T258">主席（林委員昶佐）：</text:span>謝謝館長。</text:p>
        <text:p text:style-name="P259">數位化國會先處理到此，進入下一個、也就是最後一個組別，請開放文化基金會發言。</text:p>
        <text:p text:style-name="P260"><text:span text:style-name="T261">耿璐：</text:span>本組是第五組，其實我們在做的比較偏向怎麼把其他各組所做的事加以宣傳、推廣。我們目前主要做了3件案子，日前主要是與秘書處同仁一起討論，秘書處也幫我們整理得非常完整，還以表格列出秘書處現在可用的相關資源。</text:p>
        <text:p text:style-name="P262">第一個表格是國會運作科普說明方案。其實立法院已經在很多地方做過，例如修憲白話文、立法院歷史上的今天等，網站上還有國會知識家，透過這類比較科普的說明，希望讓民眾更了解立院運作。但是，這樣的說明其實仍然偏向單點式，比較難完整了解，所以我們日前討論決定，先盤點立法院曾經做過以及與民眾接觸、向民眾說明立院運作的相關素材，盤點完成之後，做成完整的手冊素材或教材。對於民間回應，這份手冊其實也特別列出幾點，包括民眾希望未來在完整的立院運作手冊中包含法案流程，尤其是法案通過後的代表意義與影響，可能要特闢一欄說明。因為許多民眾都期待法案通過之後就能解決他們所有問題，可是，很多法案可能是上位法，與地方施行條例或其他施行條例有關，民眾卻因此就非常不信任政府或國會，質疑通過了法案，事情為什麼還是沒改變。這顯示民眾對法案的理解其實還是有落差，所以，我們特別寫下來。另一點是立院職責與委員會，民眾雖然常收看國會頻道，但是對於立法委員在裡面幹嘛，或是委員會如何運作，很多人可能還是不了解，這是第二點。再者是預算怎麼看，這是大家都很關心的部分，所以預算怎麼看的部分也特別寫在報告裡。另一點與第二項比較像，就是立法院內部行政部門的運作機制。</text:p>
        <text:p text:style-name="P263">第五是開放國會計畫。這項說明手冊素材會統整性地把整體立法院說明寫成白話文，重點是以CC授權釋出。因為現在國會有很多對外資料都沒有標註授權，所以大部分的人可能不太確定可以直接引用，還是必須打電話來立法院問、或者要問誰。所以，我們希望整份手冊設計完、產出之後，能夠明確標註已實際授權釋出，這樣可以讓民眾善用這些素材，例如自己製作桌遊、手遊。其實，我們希望民間達人拿到這份手冊之後，就會自主幫立法院宣傳，所以，這份手冊必須先產出。</text:p>
        <text:p text:style-name="P264">第二，從第一組到第四組所談到的所有頻道、所有要做的事，做完之後，必須整理成讓秘書處同仁可以了解的文字或說明，才能進行下一步的行銷、宣傳與推廣。其實，大家在此討論要做很多事，但如果沒有主動對外行銷、宣傳、推廣，仍會有一堆民眾詢問，或表示不知道要去哪裡找資料。因為對他們來說，這還是被動、放在我們網站上的東西。</text:p>
        <text:p text:style-name="P265">我比較好奇一點。剛才好像沒有特別提到國會頻道優化，但是先前在很多線上討論或論壇中都提到國會頻道是否應該加上標─不只直播現在的國會在幹嘛，旁邊也應該加上說明，例如現在進行到哪個階段等等，也就是讓國會頻道比較活潑。可是，剛才從第一組到第四組好像都沒有提到這個本來一直在討論的國會頻道優化，所以，現在的主要標題就是「優化後國會頻道和所有資料庫平台的行銷、宣傳、推廣」。另外，剛才還提到倡議平台，但這個倡議平台之後要由資訊處還是國會圖書館處理，現在好像還沒定案。</text:p>
        <text:p text:style-name="P266">第二點中有一件比較重要。我們日前討論時發現，立法院資訊處管理的各樣平台或國會圖書館管理的各樣資料庫已經包含所有民眾反應找不到資料的大部分，有八成以上，但是，可能真的因為平台資料庫很多、搜尋系統很多，可以進入的途徑也很多，大家才不知道。所以，在第二點優化後系統的宣傳之下，第一項就提到，過去曾經鎖定，因為大部分資料庫或平台都屬於資訊處或國會圖書館負責，所以我們希望資訊處和國會圖書館在剛才提到的各種優化方案完成後，必須盤點，並將說明交由秘書處整合行銷、宣傳。因為當時討論到，所以特別加上這一點。照理來說，如果要讓外人看得懂，那麼秘書處同仁應該也要看得懂，所以，我們當時特別提到，資訊處與國會圖書館必須交出秘書處同仁也都看得懂的資料庫平台說明，讓秘書處加以行銷、宣傳、整合，目的就是讓民眾更能知道其實立法院已經釋出超多資料，以及要怎麼找，我們希望比較統整、也比較專門地說明。</text:p>
        <text:p text:style-name="P267">最後一點是體制化參與國會的識讀教育方案。舉例來說，立法院開放旁聽，也開放參訪等相關活動，但相關資訊就是被動提供，沒有特別宣傳。所以，我們設計了如何在現有體制內讓民眾不用主動查閱立法院網站，就可以知道怎麼參與立法院活動。我們提出幾點，比如學校部分就有三個，其實這裡面所有用到素材都跟第一個已經開發好的國會科普說明手冊有關，就是裡面開發好東西之後，就可以運用在這種不同目的，比如說像學校，我們不是被動請他們來申請，因為有概念的公民老師大概就主動會來申請，那天討論的是可能每學年發文，把這些相關參訪國會的手冊，還有公民為什麼應該要瞭解國會等的手冊，每年主動發文至各高中、大學，讓可能還不是很清楚、知道原來還可以這樣參訪立法院的學校老師，都可以主動拿到這個，而不是被動的要去查，所以這是第一步，就是發文到各學校、高中和大學。</text:p>
        <text:p text:style-name="P268">另外就是有提到教育部每年都有開放國會主題，每年都會有不同主題的學程，基本上開放國會是一件很重要的事，因為可以讓公民或民眾主動參與國會的事務，所以才會說要把相關的東西整理好，一樣發文至教育部，請教育部研擬開放國會主題學程，因為這攸關國家發展，國民須知道的重要知識。因為這部分不可能是立法院自己去研擬學程，然後也很難直接主導教育部要做到，所以第一步起碼要做的就是發文，可能要有一個溝通。之前本來有說看是不是在開放政府行動方案，就是行政院那邊開放政府行動方案的時候也反映看教育部可不可以接這個球，不過目前看他們在研擬他們行動方案的部分，好像滿難特別叫他們接這個球，但還是會持續關注，起碼還是可以發文給他們，因為他們沒有列教育部在這波的行動方案裡面，所以好像教育部的人沒有出席。</text:p>
        <text:p text:style-name="P269">下面一個也是主動，因為也是有人常常提到說立法院在臺北，就算他們的公民老師很想帶學生來參訪立法院，可是也不見得都可以克服所有的困難，所以我們那天是有討論，每年於北、中、南、東，立法院會主動跟該地的大專院校，至少辦理一場相關國會主題的演講、工作坊或相關的活動，等於立法院還是要主動去做一些事，基本上那天的討論是一年於北、中、南、東，就是只有四場，應該是可以接受，在這一輪大概只會在最後一年辦，因為前面三年，就是前面這幾年都還在建置一些東西，所以目前是壓在最後一年去辦理，然後比較完整的在講開放國會的事情。</text:p>
        <text:p text:style-name="P270">另外跟公民團體有關的就是我們也覺得很多團體，除了像口袋國會、公督盟或沃草這些比較長期參與國會的之外，其實有滿多團體想要主動去細緻瞭解怎麼樣對國會發表意見或監督是比較難，所以我們有在想說一樣是發文給內政部，是不是當他們在財團法人或社團法人註冊的時候，就給他們參與國會手冊，讓所有公民團體都可以主動拿到一份要怎麼監督國會法案的手冊，這些一樣就是從第一個承諾事項裡面的科普說明整個教材裡面出來，希望不要一直有多重的工，希望可以從裡面擷取相關的資料。</text:p>
        <text:p text:style-name="P271">最後一個我們也是壓在這一輪開放國會計畫最後一年，就是希望那一年可以舉辦至少一場開放國會訓練課程，因為接下來會是新的一輪，所以希望有興趣的公民可以做好準備參與下一輪的開放國會計畫，因為這一次大部分都是找已經知道什麼是開放國會的人參與，其實可以有更多參與，所以在這個承諾事項最後一個action是要在最後一年辦理開放國會訓練課程。國會頻道部分我還滿想問那個部分還有要優化嗎？</text:p>
        <text:p text:style-name="P272"><text:span text:style-name="T273">主席（林委員昶佐）：</text:span>國會頻道的部分，上次好像也有說是不是要放在便於人民參與的國會，但是現在應該已經有一些優化的內容，這個是不是請于顥先記下來，到時候我們在整理每一組內容的時候，因為我看賴香伶委員的助理好像不在，對不對？應該要加到他那一組，因為我記得上一次有提到，我們是不是請秘書處稍微說明一下現在頻道優化情形？</text:p>
        <text:p text:style-name="P274"><text:span text:style-name="T275">吳處長慧玲：</text:span>謝謝耿璐。那天已經有討論過針對現在三個方向，第一個就是國會運作科普說明，其實院裡頭這邊已經有在進行開放國會2.0，也就是朝著這個國會運作科普的方向走，只是說這裡頭譬如法案流程、立委職責和委員會預算怎麼看等等的，這些我們會做一個盤點再把它放進來，這個部分因為現在這邊都是寫秘書處公關室，實際上就是相關的法制局、議事處，還有國會圖書館、資訊處，甚至我們議政博物館那邊都有在做，所以我希望協辦單位這個也要寫進來；第二個就是關於優化後的頻道行銷，這個就是對應到剛才的便於取得利用的國會資訊，我們也會配合來做，但是剛剛有提到國會頻道的部分，事實上公報處，今天公報處副座也在，其實開放國會他們現在已經在推動2.0，做的事情很多，不過有一些可能會牽涉到修法，其實原來秘書處就有在協助去promote國會頻道，所以這個部分我們後續會依照他們推動的期程，我們看怎麼來做；第三點，那天在跟委員這邊討論的時候，體制化參與國會的識讀方案，這裡頭當然有幾個，譬如制定學校專用的參訪國會手冊，或者制定公民參與國會手冊跟內政部這邊，我覺得這個都沒有問題，我自己的想法就是與大專院校合作開放國會主題學程，或者與大專院校合作開放國會主題的專題演講，那天是說北、中、南、東，當然我們是非常願意做，所以我們是以我們達得到的，但是我比較希望教育部能夠有一筆這樣的經費，所以如果能夠透過教育委員會這邊，就是希望直接在他們的預算當中有編列，以後教育部這邊有個對應的窗口，我覺得會比較納入體制；最後一個就是舉辦開放國會訓練課程，這個部分就是因為院裡頭辦的訓練很多，譬如每個會期針對國會助理職員的教育訓練，這個是人事處在做，我們自己有在做語言的，這個也是外交部這邊在協助我們，資訊處也會辦，都會聘外部的專家，可是原則上是要編列相當的經費，秘書處這邊現在完全沒有教育訓練的經費，所以我的意思是說我這邊如果要做，我也要來編列經費，可是這個經費可能要有短中長，其實比較希望它還是能夠納入教育部裡頭，有一筆屬於開放國會，或者國會資訊開放這樣子的經費，我覺得未來我們不管在人力或者是資料的整合都會比較體制化，以上。</text:p>
        <text:p text:style-name="P276"><text:span text:style-name="T277">主席（林委員昶佐）：</text:span>但是這大部分是從後年開始，對不對？就是等到我們這些相關資訊的建置，然後包括頻道的優化，包括幾個重要的工作，包括我們剛剛講科普的資料，也都完整做好以後，其實是後年，時間還有，而且對教育部來講也不是一個大的經費，所以我想我們先把它寫進去我們的行動方案裡面，但是要記得明年我們就要跟教育部協調，我會跟院長辦公室這邊……</text:p>
        <text:p text:style-name="P278"><text:span text:style-name="T279">吳處長慧玲：</text:span>我是希望這個資料裡頭的最後這一項也把教育部納入可以嗎？</text:p>
        <text:p text:style-name="P280"><text:span text:style-name="T281">主席（林委員昶佐）：</text:span>好，就是把一些相關單位這些……</text:p>
        <text:p text:style-name="P282"><text:span text:style-name="T283">吳處長慧玲：</text:span>就是舉辦開放國會訓練課程這個也納入教育部，然後我們這個計畫、提案出來之後，雖然開放政府這邊現在教育部沒有進來，但是我們還是可以依據我們立法院的這一份去責成他們。</text:p>
        <text:p text:style-name="P284"><text:span text:style-name="T285">主席（林委員昶佐）：</text:span>對，一起來跟他們討論。</text:p>
        <text:p text:style-name="P286"><text:span text:style-name="T287">吳處長慧玲：</text:span>好，謝謝。</text:p>
        <text:p text:style-name="P288"><text:span text:style-name="T289">主席（林委員昶佐）：</text:span>是不是請公報處稍微說明一下系統優化現在的情形？</text:p>
        <text:p text:style-name="P290"><text:span text:style-name="T291">王副處長孔瑛：</text:span>公報處報告，有關於國會頻道，我們是依據立法院組織法第五條所授權，我們轉播立法院的院會、委員會還有黨團協商，就是以議事節目為主，如果要轉播其他節目的話，比如說優化，可能因為立法院組織法第五條規定就是議事實況的轉播，所以要轉播其他節目的話，可能就要透過修法，不過，我們公報處還是想要做國會頻道，目前在沒有修法的時候可以做的，包括在10月中旬，我們可能在委員會開會之前，預報字卡會上去，讓民眾能看今天國會頻道要轉播什麼，然後各委員會開會的議程題目是什麼，我們在10月中旬大概就會上架，大家如果看委員會轉播的時候，如國會頻道一台、二台，在每天9點之前大概會有2至3分鐘的國會預報節目。另外我們在11月或12月，等到秘書處把立法院國會簡介做好之後，我們可能考慮在國會頻道在一個適當的時段，會轉播立法院簡介。我們也有在規劃其他國家國會的簡介，但是這個可能要經過修法，或是其他的優化，因為立法院組織法目前的規定就是議事轉播，所以其他部分如果要透過修法，可能各黨團要有共識，我們才可以從更優化的方向去走。以上是公報處簡單的報告。</text:p>
        <text:p text:style-name="P292"><text:span text:style-name="T293">主席（林委員昶佐）：</text:span>關於國會頻道優化的部分，上一次我們討論時有說要把它放到便於人民參與的國會，所以請賴香伶委員辦公室這邊再把它放進去。</text:p>
        <text:p text:style-name="P294">另外關於剛才耿璐提到的在轉播上能增加更多互動性和參與性，其實這個應該在影像的授權上面，剛剛我們也提到那個內規的修正以後，它的再利用，它變開放以後，外部的人在運用那些影片的時候，就已經可以解決這個問題，那也就沒有說好像都是要由我們自己國會頻道裡面的人來去做這些轉播跟檢視，我覺得反而是它不要有那個權利的授權問題應該是比較好。</text:p>
        <text:p text:style-name="P295">前面的這些報告，剛剛有提到有一些重複的部分，但是我覺得我們時間有限，如果現在要把所有重複的部分都來整合要怎麼處理，可能也不夠，我比較建議這樣處理，因為現在等於是每一個組別的內容都已經出來，下一步要處理的包括剛才跟法制局確認有沒有牽涉到關於法條部分規定的問題，以及也要各委員或黨團要回去確認公布助理資料的範圍，當然要在個資保障的前提之下，還有包括請助理工會給我們意見，各個黨團給我們意見，助理工會也要請他們給我們意見，這個可能也會處理到的。</text:p>
        <text:p text:style-name="P296">另外就是我剛才說重複的部分，是否大家可以同意就是請于顥，因為接著于顥要處理的是後天要上架公布的版本，也就是撇除可能有涉及法制局有關法條還不確定的部分，我們就不要放上去，讓他比較籠統的放上去，重複的部分，我就請于顥確認一下哪幾個重複的是跟哪幾個有關係，跟組長討論一下，我們要把它放在哪一組，用什麼樣的描述方式，大家是不是可以同意？同意的話，我就請于顥接著來做這樣的處理，工作小組現在最辛苦的就是于顥。如果大家沒有意見的話，我們就這樣處理，這樣30日應該就有一個可以先放上去的版本，並收集各方的意見，讓現在正在關心開放國會進度的一些朋友們的意見可以收入，我們上次說兩個禮拜，對不對？我記得是到10月中，好，沒關係，但是我先確認一下，我們目前執行的時程就沒有delay嘛！真得是很感謝大家，本來應該是還有一點不太確定，有點緊繃，但是也感謝大家，我們目前後續執行的時程就還是照本來的原訂計畫。</text:p>
        <text:p text:style-name="P297">下次開會的時間跟地點可能要跟大家確認一下，是不是可以改成禮拜二，因為我們發現星期一、三、四的會議室都很難借，所以我們才會用到這個應該是以前老委員時代在使用的會議室，真的是躬逢其盛，我是因為參與各位開放國會這個會議，才第一次來使用這一間，所以我們是不是可以確認一下，下一次的開會改成禮拜二，就是10月13日，也是一樣10點，可以嗎？可以，那我們就訂10月13日10點開會，地點一樣請工作小組跟大家通知。後天要上架的這個版本，我們請工作小組于顥帶頭來跟各個組長再梳理一下，包括重複的部分，並且把法制局這邊還沒確認的部分，我們先用比較籠統的方式、廣泛的方式來去描述。今天會議就到這邊，謝謝大家，謝謝！</text:p>
        <text:p text:style-name="內文"><text:span text:style-name="T298">散會</text:span>（12時2分）</text:p>
        <text:p text:style-name="P29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rial" fo:font-weight="bold" style:font-weight-asian="bold" style:font-weight-complex="bold" style:letter-kerning="true" fo:font-size="26pt" style:font-size-asian="26pt" style:font-size-complex="26pt" fo:hyphenate="true"/>
    </style:style>
    <style:style style:name="內文" style:display-name="內文" style:family="paragraph">
      <style:paragraph-properties fo:widows="0" fo:orphans="0" style:punctuation-wrap="simple" fo:text-align="justify" style:vertical-align="middle" fo:line-height="0.2638in"/>
      <style:text-properties style:font-name-asian="華康細明體" style:letter-kerning="true" fo:font-size="10.5pt" style:font-size-asian="10.5pt" style:font-size-complex="12pt" fo:hyphenate="true"/>
    </style:style>
    <style:style style:name="預設段落字型" style:display-name="預設段落字型" style:family="text"/>
    <style:style style:name="一般項目符號" style:display-name="一般項目符號" style:family="paragraph" style:parent-style-name="內文" style:next-style-name="內文">
      <style:paragraph-properties fo:margin-left="0.0694in" fo:text-indent="0.0694in">
        <style:tab-stops/>
      </style:paragraph-properties>
      <style:text-properties fo:hyphenate="true"/>
    </style:style>
    <style:style style:name="主席多位主席" style:display-name="主席(多位主席)" style:family="paragraph" style:next-style-name="內文">
      <style:paragraph-properties fo:widows="0" fo:orphans="0" style:punctuation-wrap="simple" fo:text-align="justify" style:vertical-align="middle" fo:line-height="0.2638in"/>
      <style:text-properties style:font-name-asian="華康細明體" fo:font-size="10.5pt" style:font-size-asian="10.5pt" fo:hyphenate="true"/>
    </style:style>
    <style:style style:name="出席委員" style:display-name="出席委員" style:family="paragraph" style:parent-style-name="內文">
      <style:paragraph-properties fo:margin-left="0.3472in" fo:margin-right="0.1736in" fo:text-indent="-0.3472in">
        <style:tab-stops/>
      </style:paragraph-properties>
      <style:text-properties fo:hyphenate="true"/>
    </style:style>
    <style:style style:name="立院標題" style:display-name="立院標題" style:family="paragraph" style:parent-style-name="內文">
      <style:paragraph-properties fo:text-indent="0.4166in"/>
      <style:text-properties style:font-name-asian="華康楷書體W5" fo:font-weight="bold" style:font-weight-asian="bold" fo:letter-spacing="0.1388in" fo:font-size="36pt" style:font-size-asian="36pt" fo:hyphenate="true"/>
    </style:style>
    <style:style style:name="立院次標題" style:display-name="立院次標題" style:family="paragraph" style:parent-style-name="立院標題">
      <style:paragraph-properties fo:text-indent="0.2777in"/>
      <style:text-properties fo:letter-spacing="0.0277in" fo:font-size="20pt" style:font-size-asian="20pt" fo:hyphenate="true"/>
    </style:style>
    <style:style style:name="立院時間" style:display-name="立院時間" style:family="paragraph" style:parent-style-name="內文">
      <style:paragraph-properties fo:text-indent="1.0416in"/>
      <style:text-properties style:font-name-asian="華康楷書體W5" fo:font-style="italic" style:font-style-asian="italic" fo:hyphenate="true"/>
    </style:style>
    <style:style style:name="同意權事項項目符號" style:display-name="同意權事項(項目符號)"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同意權事項標題" style:display-name="同意權事項(標題)" style:family="paragraph" style:parent-style-name="內文" style:next-style-name="內文">
      <style:paragraph-properties fo:line-height="0.2916in" fo:margin-left="0.2083in">
        <style:tab-stops/>
      </style:paragraph-properties>
      <style:text-properties fo:font-size="14pt" style:font-size-asian="14pt" fo:hyphenate="true"/>
    </style:style>
    <style:style style:name="函件主旨" style:display-name="函件(主旨)" style:family="paragraph" style:parent-style-name="內文" style:next-style-name="內文">
      <style:paragraph-properties fo:margin-left="0.0694in" fo:text-indent="-0.0694in">
        <style:tab-stops/>
      </style:paragraph-properties>
      <style:text-properties fo:hyphenate="true"/>
    </style:style>
    <style:style style:name="函件正副本" style:display-name="函件(正副本)" style:family="paragraph" style:parent-style-name="內文" style:next-style-name="內文">
      <style:paragraph-properties fo:margin-left="0.0694in" fo:text-indent="-0.0694in">
        <style:tab-stops/>
      </style:paragraph-properties>
      <style:text-properties fo:hyphenate="true"/>
    </style:style>
    <style:style style:name="函件正副本內文" style:display-name="函件(正副本內文)" style:family="paragraph" style:parent-style-name="內文" style:next-style-name="內文">
      <style:paragraph-properties fo:margin-left="0.2083in">
        <style:tab-stops/>
      </style:paragraph-properties>
      <style:text-properties fo:hyphenate="true"/>
    </style:style>
    <style:style style:name="函件受文者" style:display-name="函件(受文者)" style:family="paragraph" style:parent-style-name="內文" style:next-style-name="內文">
      <style:paragraph-properties fo:margin-left="0.0694in" fo:text-indent="-0.0694in">
        <style:tab-stops/>
      </style:paragraph-properties>
      <style:text-properties fo:hyphenate="true"/>
    </style:style>
    <style:style style:name="函件附件" style:display-name="函件(附件)" style:family="paragraph" style:parent-style-name="內文" style:next-style-name="內文">
      <style:paragraph-properties fo:margin-left="0.0694in" fo:text-indent="-0.0694in">
        <style:tab-stops/>
      </style:paragraph-properties>
      <style:text-properties fo:hyphenate="true"/>
    </style:style>
    <style:style style:name="函件密等及解密條件" style:display-name="函件(密等及解密條件)" style:family="paragraph" style:parent-style-name="內文" style:next-style-name="內文">
      <style:paragraph-properties fo:margin-left="0.0694in" fo:text-indent="-0.0694in">
        <style:tab-stops/>
      </style:paragraph-properties>
      <style:text-properties fo:hyphenate="true"/>
    </style:style>
    <style:style style:name="函件速別" style:display-name="函件(速別)" style:family="paragraph" style:parent-style-name="內文" style:next-style-name="內文">
      <style:paragraph-properties fo:margin-left="0.0694in" fo:text-indent="-0.0694in">
        <style:tab-stops/>
      </style:paragraph-properties>
      <style:text-properties fo:hyphenate="true"/>
    </style:style>
    <style:style style:name="函件單位" style:display-name="函件(單位)" style:family="paragraph" style:parent-style-name="內文" style:next-style-name="內文">
      <style:paragraph-properties fo:margin-top="0.0729in" fo:margin-bottom="0.0729in" fo:line-height="0.2916in"/>
      <style:text-properties style:font-name-asian="華康楷書體W5" fo:font-size="14pt" style:font-size-asian="14pt" fo:hyphenate="true"/>
    </style:style>
    <style:style style:name="函件發文日期與字號" style:display-name="函件(發文日期與字號)" style:family="paragraph" style:parent-style-name="內文" style:next-style-name="內文">
      <style:paragraph-properties fo:margin-left="0.0694in" fo:text-indent="-0.0694in">
        <style:tab-stops/>
      </style:paragraph-properties>
      <style:text-properties fo:hyphenate="true"/>
    </style:style>
    <style:style style:name="函件發文日期與字號內文" style:display-name="函件(發文日期與字號內文)" style:family="paragraph" style:parent-style-name="內文">
      <style:paragraph-properties fo:margin-left="0.3472in">
        <style:tab-stops/>
      </style:paragraph-properties>
      <style:text-properties fo:hyphenate="true"/>
    </style:style>
    <style:style style:name="函件說明" style:display-name="函件(說明)" style:family="paragraph" style:parent-style-name="內文" style:next-style-name="內文">
      <style:paragraph-properties fo:margin-left="0.0694in" fo:text-indent="-0.0694in">
        <style:tab-stops/>
      </style:paragraph-properties>
      <style:text-properties fo:hyphenate="true"/>
    </style:style>
    <style:style style:name="函件說明內文" style:display-name="函件(說明內文)" style:family="paragraph" style:parent-style-name="內文">
      <style:paragraph-properties fo:text-indent="0.1388in"/>
      <style:text-properties fo:hyphenate="true"/>
    </style:style>
    <style:style style:name="函件說明項目符號" style:display-name="函件(說明項目符號)" style:family="paragraph" style:parent-style-name="內文">
      <style:paragraph-properties fo:margin-left="0.0694in" fo:text-indent="0.0694in">
        <style:tab-stops/>
      </style:paragraph-properties>
      <style:text-properties fo:hyphenate="true"/>
    </style:style>
    <style:style style:name="協商代表" style:display-name="協商代表" style:family="paragraph" style:parent-style-name="內文">
      <style:paragraph-properties fo:margin-left="0.4861in" fo:text-indent="-0.3472in">
        <style:tab-stops/>
      </style:paragraph-properties>
      <style:text-properties fo:hyphenate="true"/>
    </style:style>
    <style:style style:name="黨團提案" style:display-name="黨團提案" style:family="paragraph" style:parent-style-name="內文" style:next-style-name="內文">
      <style:paragraph-properties fo:margin-left="0.3472in">
        <style:tab-stops/>
      </style:paragraph-properties>
      <style:text-properties style:font-name-asian="華康楷書體W5" fo:hyphenate="true"/>
    </style:style>
    <style:style style:name="委員提案" style:display-name="委員提案" style:family="paragraph" style:parent-style-name="黨團提案" style:next-style-name="內文">
      <style:paragraph-properties fo:text-align="start" fo:margin-left="0.4861in">
        <style:tab-stops/>
      </style:paragraph-properties>
      <style:text-properties style:font-name-asian="華康細明體" fo:hyphenate="true"/>
    </style:style>
    <style:style style:name="委員提案內文" style:display-name="委員提案(內文)" style:family="paragraph" style:parent-style-name="內文" style:next-style-name="內文">
      <style:paragraph-properties fo:margin-left="0.0694in" fo:text-indent="-0.0694in">
        <style:tab-stops/>
      </style:paragraph-properties>
      <style:text-properties style:font-name-asian="華康中黑體" fo:hyphenate="true"/>
    </style:style>
    <style:style style:name="法律條文內文" style:display-name="法律條文(內文)" style:family="paragraph" style:parent-style-name="內文" style:next-style-name="內文">
      <style:paragraph-properties fo:margin-left="0.1388in" fo:text-indent="0.1388in">
        <style:tab-stops/>
      </style:paragraph-properties>
      <style:text-properties fo:hyphenate="true"/>
    </style:style>
    <style:style style:name="法律條文條" style:display-name="法律條文(條)" style:family="paragraph" style:parent-style-name="內文">
      <style:paragraph-properties fo:margin-left="0.1388in" fo:text-indent="-0.0694in">
        <style:tab-stops/>
      </style:paragraph-properties>
      <style:text-properties fo:hyphenate="true"/>
    </style:style>
    <style:style style:name="法律條文項目符號" style:display-name="法律條文(項目符號)" style:family="paragraph" style:parent-style-name="內文" style:next-style-name="內文">
      <style:paragraph-properties fo:margin-left="0.2083in" fo:text-indent="-0.0694in">
        <style:tab-stops/>
      </style:paragraph-properties>
      <style:text-properties fo:hyphenate="true"/>
    </style:style>
    <style:style style:name="法案註解說明" style:display-name="法案(註解說明)" style:family="paragraph" style:parent-style-name="內文" style:next-style-name="內文">
      <style:paragraph-properties fo:margin-left="0.1388in">
        <style:tab-stops/>
      </style:paragraph-properties>
      <style:text-properties style:font-name-asian="華康中黑體" fo:hyphenate="true"/>
    </style:style>
    <style:style style:name="法案標題" style:display-name="法案(標題)" style:family="paragraph" style:parent-style-name="內文" style:next-style-name="內文">
      <style:paragraph-properties fo:margin-top="0.0347in" fo:margin-bottom="0.0347in" fo:line-height="0.2916in"/>
      <style:text-properties style:font-name-asian="華康楷書體W5" fo:font-size="14pt" style:font-size-asian="14pt" fo:hyphenate="true"/>
    </style:style>
    <style:style style:name="表格內文頂頭" style:display-name="表格內文頂頭" style:family="paragraph" style:parent-style-name="內文" style:next-style-name="內文">
      <style:paragraph-properties fo:line-height="0.2187in"/>
      <style:text-properties fo:hyphenate="true"/>
    </style:style>
    <style:style style:name="表格第一列文字分散" style:display-name="表格第一列(文字分散)" style:family="paragraph" style:parent-style-name="內文" style:next-style-name="內文">
      <style:paragraph-properties fo:text-align="start" fo:line-height="0.2187in" fo:margin-left="0.0347in" fo:margin-right="0.0347in">
        <style:tab-stops/>
      </style:paragraph-properties>
      <style:text-properties fo:hyphenate="true"/>
    </style:style>
    <style:style style:name="政府提案案由" style:display-name="政府提案(案由)"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頁尾" style:display-name="頁尾"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letter-kerning="false" style:font-size-complex="10pt" fo:hyphenate="true"/>
    </style:style>
    <style:style style:name="頁首" style:display-name="頁首" style:family="paragraph" style:parent-style-name="內文">
      <style:paragraph-properties style:snap-to-layout-grid="false" style:vertical-align="auto" fo:line-height="125%">
        <style:tab-stops>
          <style:tab-stop style:type="center" style:position="2.884in"/>
          <style:tab-stop style:type="right" style:position="5.768in"/>
        </style:tab-stops>
      </style:paragraph-properties>
      <style:text-properties style:letter-kerning="false" style:font-size-complex="10pt" fo:hyphenate="true"/>
    </style:style>
    <style:style style:name="特殊段落" style:display-name="特殊段落" style:family="paragraph" style:parent-style-name="內文" style:next-style-name="內文">
      <style:paragraph-properties fo:margin-top="0.0347in" fo:margin-bottom="0.0347in"/>
      <style:text-properties fo:hyphenate="true"/>
    </style:style>
    <style:style style:name="討論事項項目符號" style:display-name="討論事項(項目符號)" style:family="paragraph" style:paren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討論事項內文" style:display-name="討論事項(內文)" style:family="paragraph" style:parent-style-name="討論事項項目符號" style:next-style-name="內文">
      <style:paragraph-properties fo:margin-bottom="0.0347in" fo:margin-left="0in" fo:text-indent="0in">
        <style:tab-stops/>
      </style:paragraph-properties>
      <style:text-properties fo:hyphenate="true"/>
    </style:style>
    <style:style style:name="討論事項標題" style:display-name="討論事項(標題)" style:family="paragraph" style:parent-style-name="內文" style:next-style-name="內文">
      <style:paragraph-properties fo:line-height="100%" fo:margin-left="0.2777in">
        <style:tab-stops/>
      </style:paragraph-properties>
      <style:text-properties fo:letter-spacing="0.0277in" fo:font-size="14pt" style:font-size-asian="14pt" fo:hyphenate="true"/>
    </style:style>
    <style:style style:name="院會紀錄次標題" style:display-name="院會紀錄次標題" style:family="paragraph" style:parent-style-name="內文" style:next-style-name="內文">
      <style:text-properties style:font-name-asian="華康楷書體W5" fo:font-weight="bold" style:font-weight-asian="bold" fo:font-size="18pt" style:font-size-asian="18pt" fo:hyphenate="true"/>
    </style:style>
    <style:style style:name="院會紀錄標題" style:display-name="院會紀錄標題" style:family="paragraph" style:parent-style-name="內文" style:next-style-name="院會紀錄次標題">
      <style:paragraph-properties fo:text-indent="0.4166in"/>
      <style:text-properties style:font-name-asian="華康楷書體W5" fo:font-weight="bold" style:font-weight-asian="bold" fo:letter-spacing="0.1388in" fo:font-size="24pt" style:font-size-asian="24pt" fo:hyphenate="true"/>
    </style:style>
    <style:style style:name="報告事項內文" style:display-name="報告事項(內文)" style:family="paragraph" style:parent-style-name="內文" style:next-style-name="內文">
      <style:text-properties fo:hyphenate="true"/>
    </style:style>
    <style:style style:name="報告事項項目符號" style:display-name="報告事項(項目符號)" style:family="paragraph" style:parent-style-name="內文" style:next-style-name="內文">
      <style:paragraph-properties fo:margin-left="0.0694in" fo:text-indent="-0.0694in">
        <style:tab-stops/>
      </style:paragraph-properties>
      <style:text-properties fo:hyphenate="true"/>
    </style:style>
    <style:style style:name="報告事項標題" style:display-name="報告事項(標題)" style:family="paragraph" style:parent-style-name="討論事項標題" style:next-style-name="內文">
      <style:text-properties fo:hyphenate="true"/>
    </style:style>
    <style:style style:name="提案連署人" style:display-name="提案連署人" style:family="paragraph" style:parent-style-name="內文" style:next-style-name="內文">
      <style:paragraph-properties fo:text-align="start" fo:margin-left="0.4861in" fo:text-indent="-0.2777in">
        <style:tab-stops/>
      </style:paragraph-properties>
      <style:text-properties fo:hyphenate="true"/>
    </style:style>
    <style:style style:name="朝野協商內文" style:display-name="朝野協商(內文)" style:family="paragraph" style:parent-style-name="內文" style:next-style-name="內文">
      <style:paragraph-properties fo:margin-left="0.0694in" fo:text-indent="0.0694in">
        <style:tab-stops/>
      </style:paragraph-properties>
      <style:text-properties fo:hyphenate="true"/>
    </style:style>
    <style:style style:name="朝野協商次標題" style:display-name="朝野協商(次標題)" style:family="paragraph" style:parent-style-name="內文">
      <style:paragraph-properties fo:margin-left="0.3472in" fo:text-indent="-0.3472in">
        <style:tab-stops/>
      </style:paragraph-properties>
      <style:text-properties fo:hyphenate="true"/>
    </style:style>
    <style:style style:name="朝野協商項目符號" style:display-name="朝野協商(項目符號)" style:family="paragraph" style:parent-style-name="內文" style:next-style-name="內文">
      <style:paragraph-properties fo:margin-left="0.0694in" fo:text-indent="0.0694in">
        <style:tab-stops/>
      </style:paragraph-properties>
      <style:text-properties fo:font-weight="bold" style:font-weight-asian="bold" fo:hyphenate="true"/>
    </style:style>
    <style:style style:name="朝野協商標題" style:display-name="朝野協商(標題)" style:family="paragraph" style:parent-style-name="內文" style:next-style-name="內文">
      <style:paragraph-properties fo:margin-left="0.1388in">
        <style:tab-stops/>
      </style:paragraph-properties>
      <style:text-properties style:font-name-asian="華康中黑體" fo:hyphenate="true"/>
    </style:style>
    <style:style style:name="審查報告內文" style:display-name="審查報告(內文)" style:family="paragraph" style:parent-style-name="內文" style:next-style-name="內文">
      <style:paragraph-properties fo:margin-left="0.0694in" fo:text-indent="0.0694in">
        <style:tab-stops/>
      </style:paragraph-properties>
      <style:text-properties fo:hyphenate="true"/>
    </style:style>
    <style:style style:name="審查報告項目符號" style:display-name="審查報告(項目符號)" style:family="paragraph" style:parent-style-name="內文" style:next-style-name="內文">
      <style:paragraph-properties fo:margin-left="0.0694in" fo:text-indent="0.0694in">
        <style:tab-stops/>
      </style:paragraph-properties>
      <style:text-properties fo:hyphenate="true"/>
    </style:style>
    <style:style style:name="審查報告標題" style:display-name="審查報告(標題)" style:family="paragraph" style:parent-style-name="內文" style:next-style-name="內文">
      <style:paragraph-properties fo:margin-top="0.0694in" fo:line-height="0.2187in" fo:margin-left="0.0694in" fo:text-indent="0.0694in">
        <style:tab-stops/>
      </style:paragraph-properties>
      <style:text-properties style:font-name-asian="華康中黑體" fo:hyphenate="true"/>
    </style:style>
    <style:style style:name="質詢事項次標題" style:display-name="質詢事項(次標題)" style:family="paragraph" style:parent-style-name="內文" style:next-style-name="內文">
      <style:paragraph-properties fo:margin-left="0.2083in" fo:text-indent="-0.0694in">
        <style:tab-stops/>
      </style:paragraph-properties>
      <style:text-properties style:font-name-asian="華康中黑體" fo:hyphenate="true"/>
    </style:style>
    <style:style style:name="質詢事項項目符號" style:display-name="質詢事項(項目符號)" style:family="paragraph" style:parent-style-name="內文" style:next-style-name="內文">
      <style:paragraph-properties fo:margin-left="0.0694in" fo:text-indent="-0.0694in">
        <style:tab-stops/>
      </style:paragraph-properties>
      <style:text-properties fo:hyphenate="true"/>
    </style:style>
    <style:style style:name="質詢事項標題" style:display-name="質詢事項(標題)" style:family="paragraph" style:parent-style-name="討論事項標題" style:next-style-name="內文">
      <style:text-properties fo:hyphenate="true"/>
    </style:style>
    <style:style style:name="橫向數字1" style:display-name="橫向數字1" style:family="paragraph" style:parent-style-name="內文" style:next-style-name="內文">
      <style:paragraph-properties fo:margin-left="0.0694in" fo:text-indent="0.0381in">
        <style:tab-stops/>
      </style:paragraph-properties>
      <style:text-properties fo:hyphenate="true"/>
    </style:style>
    <style:style style:name="橫向數字2" style:display-name="橫向數字2" style:family="paragraph" style:parent-style-name="內文" style:next-style-name="內文">
      <style:paragraph-properties fo:margin-left="0.0694in" fo:text-indent="0.0486in">
        <style:tab-stops/>
      </style:paragraph-properties>
      <style:text-properties fo:hyphenate="true"/>
    </style:style>
    <style:style style:name="主席報告事項" style:display-name="主席(報告事項)" style:family="paragraph" style:next-style-name="內文">
      <style:paragraph-properties fo:margin-left="0.0694in" fo:text-indent="-0.0694in">
        <style:tab-stops/>
      </style:paragraph-properties>
      <style:text-properties style:font-name-asian="華康細明體" fo:font-size="10.5pt" style:font-size-asian="10.5pt" fo:hyphenate="true"/>
    </style:style>
    <style:style style:name="程序委員會意見" style:display-name="程序委員會意見" style:family="paragraph" style:parent-style-name="內文" style:next-style-name="內文">
      <style:paragraph-properties fo:margin-left="0.0694in" fo:text-indent="0.0694in">
        <style:tab-stops/>
      </style:paragraph-properties>
      <style:text-properties fo:hyphenate="true"/>
    </style:style>
    <style:style style:name="選舉事項標題" style:display-name="選舉事項(標題)" style:family="paragraph" style:parent-style-name="報告事項標題" style:next-style-name="內文">
      <style:text-properties fo:hyphenate="true"/>
    </style:style>
    <style:style style:name="議事時間" style:display-name="議事時間" style:family="paragraph" style:parent-style-name="內文" style:next-style-name="內文">
      <style:paragraph-properties fo:line-height="0.2187in"/>
      <style:text-properties fo:hyphenate="true"/>
    </style:style>
    <style:style style:name="列席官員多位官員" style:display-name="列席官員(多位官員)" style:family="paragraph" style:parent-style-name="內文">
      <style:text-properties fo:hyphenate="true"/>
    </style:style>
    <style:style style:name="條" style:display-name="條" style:family="paragraph" style:parent-style-name="內文">
      <style:paragraph-properties fo:margin-left="0.3472in" fo:text-indent="-0.3472in">
        <style:tab-stops/>
      </style:paragraph-properties>
      <style:text-properties style:font-weight-complex="bold" fo:hyphenate="true"/>
    </style:style>
    <style:style style:name="條1" style:display-name="條1" style:family="paragraph" style:parent-style-name="內文" style:next-style-name="內文">
      <style:paragraph-properties fo:margin-left="0.2604in" fo:text-indent="-0.2604in">
        <style:tab-stops/>
      </style:paragraph-properties>
      <style:text-properties fo:hyphenate="true"/>
    </style:style>
    <style:style style:name="目" style:display-name="目" style:family="paragraph" style:parent-style-name="內文" style:next-style-name="內文">
      <style:paragraph-properties fo:margin-left="0.0694in" fo:text-indent="-0.0694in">
        <style:tab-stops/>
      </style:paragraph-properties>
      <style:text-properties fo:hyphenate="true"/>
    </style:style>
    <style:style style:name="目1" style:display-name="目1" style:family="paragraph" style:parent-style-name="目" style:next-style-name="內文">
      <style:text-properties fo:hyphenate="true"/>
    </style:style>
    <style:style style:name="條文內文" style:display-name="條文內文" style:family="paragraph" style:parent-style-name="內文" style:next-style-name="內文">
      <style:paragraph-properties fo:margin-left="0.3472in" fo:text-indent="0.1388in">
        <style:tab-stops/>
      </style:paragraph-properties>
      <style:text-properties fo:hyphenate="true"/>
    </style:style>
    <style:style style:name="條文內文1" style:display-name="條文內文1" style:family="paragraph" style:parent-style-name="內文" style:next-style-name="內文">
      <style:paragraph-properties fo:margin-left="0.3472in" fo:text-indent="0.1388in">
        <style:tab-stops/>
      </style:paragraph-properties>
      <style:text-properties fo:hyphenate="true"/>
    </style:style>
    <style:style style:name="章" style:display-name="章" style:family="paragraph" style:parent-style-name="內文">
      <style:paragraph-properties fo:text-align="start" fo:margin-left="0.5555in">
        <style:tab-stops/>
      </style:paragraph-properties>
      <style:text-properties style:font-weight-complex="bold" fo:hyphenate="true"/>
    </style:style>
    <style:style style:name="款" style:display-name="款" style:family="paragraph" style:parent-style-name="內文">
      <style:paragraph-properties fo:margin-left="0.5555in" fo:text-indent="-0.0694in">
        <style:tab-stops/>
      </style:paragraph-properties>
      <style:text-properties style:font-weight-complex="bold" fo:hyphenate="true"/>
    </style:style>
    <style:style style:name="款1" style:display-name="款1" style:family="paragraph" style:parent-style-name="內文" style:next-style-name="內文">
      <style:paragraph-properties fo:margin-left="0.5555in" fo:text-indent="-0.0694in">
        <style:tab-stops/>
      </style:paragraph-properties>
      <style:text-properties style:font-weight-complex="bold" fo:hyphenate="true"/>
    </style:style>
    <style:style style:name="項" style:display-name="項" style:family="paragraph" style:parent-style-name="內文" style:next-style-name="內文">
      <style:paragraph-properties fo:margin-left="0.0694in" fo:text-indent="-0.0694in">
        <style:tab-stops/>
      </style:paragraph-properties>
      <style:text-properties fo:hyphenate="true"/>
    </style:style>
    <style:style style:name="項1" style:display-name="項1" style:family="paragraph" style:parent-style-name="內文" style:next-style-name="內文">
      <style:paragraph-properties fo:margin-left="0.5555in" fo:text-indent="-0.0694in">
        <style:tab-stops/>
      </style:paragraph-properties>
      <style:text-properties fo:hyphenate="true"/>
    </style:style>
    <style:style style:name="節" style:display-name="節" style:family="paragraph" style:parent-style-name="內文">
      <style:paragraph-properties fo:text-align="start" fo:margin-left="0.625in">
        <style:tab-stops/>
      </style:paragraph-properties>
      <style:text-properties style:font-name-asian="華康楷書體W5" style:font-weight-complex="bold" fo:hyphenate="true"/>
    </style:style>
    <style:style style:name="本文縮排" style:display-name="本文縮排" style:family="paragraph" style:parent-style-name="內文">
      <style:paragraph-properties fo:margin-left="0.1465in" fo:text-indent="0.1465in">
        <style:tab-stops/>
      </style:paragraph-properties>
      <style:text-properties style:font-name="華康中黑體" style:font-name-asian="華康中黑體" fo:hyphenate="true"/>
    </style:style>
    <style:style style:name="協商代表1" style:display-name="協商代表1" style:family="paragraph" style:parent-style-name="協商代表">
      <style:paragraph-properties fo:text-align="start" fo:margin-left="0.625in" fo:margin-right="0.2083in" fo:text-indent="0in">
        <style:tab-stops/>
      </style:paragraph-properties>
      <style:text-properties fo:hyphenate="true"/>
    </style:style>
    <style:style style:name="圖片內文" style:display-name="圖片內文" style:family="paragraph" style:parent-style-name="內文">
      <style:paragraph-properties fo:line-height="100%"/>
      <style:text-properties fo:hyphenate="true"/>
    </style:style>
    <style:style style:name="特殊段落_預算_款_1" style:display-name="特殊段落_預算_款_1" style:family="paragraph" style:parent-style-name="內文" style:next-style-name="內文">
      <style:paragraph-properties fo:margin-left="0.3819in" fo:text-indent="-0.3125in">
        <style:tab-stops/>
      </style:paragraph-properties>
      <style:text-properties fo:hyphenate="true"/>
    </style:style>
    <style:style style:name="特殊段落_預算_項_1" style:display-name="特殊段落_預算_項_1" style:family="paragraph" style:parent-style-name="內文" style:next-style-name="內文">
      <style:paragraph-properties fo:margin-left="0.4513in" fo:text-indent="-0.3125in">
        <style:tab-stops/>
      </style:paragraph-properties>
      <style:text-properties fo:hyphenate="true"/>
    </style:style>
    <style:style style:name="特殊段落_預算_目_1" style:display-name="特殊段落_預算_目_1" style:family="paragraph" style:parent-style-name="內文" style:next-style-name="內文">
      <style:paragraph-properties fo:margin-left="0.5208in" fo:text-indent="-0.3125in">
        <style:tab-stops/>
      </style:paragraph-properties>
      <style:text-properties fo:hyphenate="true"/>
    </style:style>
    <style:style style:name="特殊段落_預算_目_2" style:display-name="特殊段落_預算_目_2" style:family="paragraph" style:parent-style-name="內文" style:next-style-name="內文">
      <style:paragraph-properties fo:margin-left="0.5555in" fo:text-indent="-0.3472in">
        <style:tab-stops/>
      </style:paragraph-properties>
      <style:text-properties fo:hyphenate="true"/>
    </style:style>
    <style:style style:name="特殊段落_預算_款_2" style:display-name="特殊段落_預算_款_2" style:family="paragraph" style:parent-style-name="內文" style:next-style-name="內文">
      <style:paragraph-properties fo:margin-left="0.4166in" fo:text-indent="-0.3472in">
        <style:tab-stops/>
      </style:paragraph-properties>
      <style:text-properties fo:hyphenate="true"/>
    </style:style>
    <style:style style:name="特殊段落_預算_項_2" style:display-name="特殊段落_預算_項_2" style:family="paragraph" style:parent-style-name="內文" style:next-style-name="內文">
      <style:paragraph-properties fo:margin-left="0.4861in" fo:text-indent="-0.3472in">
        <style:tab-stops/>
      </style:paragraph-properties>
      <style:text-properties fo:hyphenate="true"/>
    </style:style>
    <style:style style:name="特殊段落_預算_目_3" style:display-name="特殊段落_預算_目_3" style:family="paragraph" style:parent-style-name="內文" style:next-style-name="內文">
      <style:paragraph-properties fo:margin-left="0.5902in" fo:text-indent="-0.3819in">
        <style:tab-stops/>
      </style:paragraph-properties>
      <style:text-properties fo:hyphenate="true"/>
    </style:style>
    <style:style style:name="特殊段落_預算_目_4" style:display-name="特殊段落_預算_目_4" style:family="paragraph" style:parent-style-name="內文" style:next-style-name="內文">
      <style:paragraph-properties fo:margin-left="0.625in" fo:text-indent="-0.4166in">
        <style:tab-stops/>
      </style:paragraph-properties>
      <style:text-properties fo:hyphenate="true"/>
    </style:style>
    <style:style style:name="特殊段落_預算_款_3" style:display-name="特殊段落_預算_款_3" style:family="paragraph" style:parent-style-name="內文" style:next-style-name="內文">
      <style:paragraph-properties fo:margin-left="0.4513in" fo:text-indent="-0.3819in">
        <style:tab-stops/>
      </style:paragraph-properties>
      <style:text-properties fo:hyphenate="true"/>
    </style:style>
    <style:style style:name="特殊段落_預算_款_4" style:display-name="特殊段落_預算_款_4" style:family="paragraph" style:parent-style-name="內文" style:next-style-name="內文">
      <style:paragraph-properties fo:margin-left="2.4319in" fo:text-indent="-2.3625in">
        <style:tab-stops/>
      </style:paragraph-properties>
      <style:text-properties fo:hyphenate="true"/>
    </style:style>
    <style:style style:name="特殊段落_預算_項_3" style:display-name="特殊段落_預算_項_3" style:family="paragraph" style:parent-style-name="內文" style:next-style-name="內文">
      <style:paragraph-properties fo:margin-left="0.5208in" fo:text-indent="-0.3819in">
        <style:tab-stops/>
      </style:paragraph-properties>
      <style:text-properties fo:hyphenate="true"/>
    </style:style>
    <style:style style:name="特殊段落_預算_項_4" style:display-name="特殊段落_預算_項_4" style:family="paragraph" style:parent-style-name="內文" style:next-style-name="內文">
      <style:paragraph-properties fo:margin-left="0.5555in" fo:text-indent="-0.4166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style>
    <style:style style:name="WW_CharLFO2LVL1" style:family="text">
      <style:text-properties style:font-name="Wingdings"/>
    </styl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8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page-layout style:name="PL0">
      <style:page-layout-properties fo:page-width="8.268in" fo:page-height="11.693in" style:print-orientation="portrait" fo:margin-top="0.9847in" fo:margin-left="0.9847in" fo:margin-bottom="0.5909in" fo:margin-right="0.9847in" style:num-format="1" style:writing-mode="lr-tb" style:layout-grid-mode="both" style:layout-grid-lines="42" style:layout-grid-base-width="0.0002in">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頁尾" style:family="paragraph">
      <style:paragraph-properties>
        <style:tab-stops/>
      </style:paragraph-properties>
    </style:style>
    <style:style style:name="P3" style:parent-style-name="內文" style:family="paragraph">
      <style:paragraph-properties fo:text-align="center" fo:line-height="0.1458in"/>
    </style:style>
    <style:style style:name="P4" style:parent-style-name="頁尾" style:family="paragraph">
      <style:paragraph-properties fo:text-align="start">
        <style:tab-stops>
          <style:tab-stop style:type="left" style:position="2.8645in"/>
          <style:tab-stop style:type="center" style:position="3.15in"/>
        </style:tab-stops>
      </style:paragraph-properties>
    </style:style>
    <style:style style:family="graphic" style:name="a0" style:parent-style-name="Graphics">
      <style:graphic-properties fo:min-width="0.4375in" fo:min-height="6.29931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office:automatic-styles>
  <office:master-styles>
    <style:master-page style:name="MP0" style:page-layout-name="PL0">
      <style:footer>
        <text:p text:style-name="P2"><draw:frame draw:z-index="251656704" draw:id="id0" draw:style-name="a0" draw:name="Text Box 9" text:anchor-type="paragraph" svg:x="0in" svg:y="-0.03264in" svg:width="6.29931in" svg:height="0.4375in" style:rel-width="scale" style:rel-height="scale"><draw:text-box><text:p text:style-name="P3"><text:page-number text:fixed="false">1</text:page-number></text:p></draw:text-box><svg:title/><svg:desc/></draw:frame></text:p>
      </style:footer>
      <style:footer-left>
        <text:p text:style-name="P4"/>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第198項　農糧署及所屬196萬6,000元</dc:title>
    <dc:description>-1;1</dc:description>
    <dc:subject/>
    <meta:keyword>Draft</meta:keyword>
    <meta:initial-creator>24</meta:initial-creator>
    <dc:creator>Windows 使用者</dc:creator>
    <meta:creation-date>2022-03-25T09:01:00Z</meta:creation-date>
    <dc:date>2022-03-25T09:01:00Z</dc:date>
    <meta:print-date>2010-11-25T10:41:00Z</meta:print-date>
    <meta:template xlink:href="LCEWB01.DOT" xlink:type="simple"/>
    <meta:editing-cycles>2</meta:editing-cycles>
    <meta:editing-duration>PT0S</meta:editing-duration>
    <meta:document-statistic meta:page-count="1" meta:paragraph-count="52" meta:word-count="3957" meta:character-count="26461" meta:row-count="187" meta:non-whitespace-character-count="22556"/>
  </office:meta>
</office:document-meta>
</file>